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34in"/>
    </style:style>
    <style:style style:name="co2" style:family="table-column">
      <style:table-column-properties fo:break-before="auto" style:column-width="0.9181in"/>
    </style:style>
    <style:style style:name="co3" style:family="table-column">
      <style:table-column-properties fo:break-before="auto" style:column-width="1.7756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C, r,C</text:p>
          </table:table-cell>
          <table:table-cell table:style-name="ce1" office:value-type="float" office:value="-0.12138673" calcext:value-type="float">
            <text:p>-0.12138673</text:p>
          </table:table-cell>
          <table:table-cell table:style-name="ce1" office:value-type="string" calcext:value-type="string">
            <text:p>Period 2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r, F,0</text:p>
          </table:table-cell>
          <table:table-cell office:value-type="float" office:value="-0.11985284" calcext:value-type="float">
            <text:p>-0.11985284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r, F,C</text:p>
          </table:table-cell>
          <table:table-cell office:value-type="float" office:value="-0.11963618" calcext:value-type="float">
            <text:p>-0.11963618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r, R,P</text:p>
          </table:table-cell>
          <table:table-cell office:value-type="float" office:value="-0.11946819" calcext:value-type="float">
            <text:p>-0.1194681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r,P</text:p>
          </table:table-cell>
          <table:table-cell office:value-type="float" office:value="-0.11946819" calcext:value-type="float">
            <text:p>-0.11946819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0</text:p>
          </table:table-cell>
          <table:table-cell office:value-type="float" office:value="-0.119206" calcext:value-type="float">
            <text:p>-0.119206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L, F,P</text:p>
          </table:table-cell>
          <table:table-cell office:value-type="float" office:value="-0.11905528" calcext:value-type="float">
            <text:p>-0.1190552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L,P</text:p>
          </table:table-cell>
          <table:table-cell office:value-type="float" office:value="-0.11905528" calcext:value-type="float">
            <text:p>-0.11905528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L, F,C</text:p>
          </table:table-cell>
          <table:table-cell office:value-type="float" office:value="-0.11901289" calcext:value-type="float">
            <text:p>-0.1190128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L, F,0</text:p>
          </table:table-cell>
          <table:table-cell office:value-type="float" office:value="-0.11898306" calcext:value-type="float">
            <text:p>-0.1189830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L,C</text:p>
          </table:table-cell>
          <table:table-cell office:value-type="float" office:value="-0.11894695" calcext:value-type="float">
            <text:p>-0.11894695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L, L,0</text:p>
          </table:table-cell>
          <table:table-cell office:value-type="float" office:value="-0.11891555" calcext:value-type="float">
            <text:p>-0.1189155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L, L,C</text:p>
          </table:table-cell>
          <table:table-cell office:value-type="float" office:value="-0.11889671" calcext:value-type="float">
            <text:p>-0.1188967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L, L,P</text:p>
          </table:table-cell>
          <table:table-cell office:value-type="float" office:value="-0.1188763" calcext:value-type="float">
            <text:p>-0.118876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L,0</text:p>
          </table:table-cell>
          <table:table-cell office:value-type="float" office:value="-0.11884961" calcext:value-type="float">
            <text:p>-0.11884961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L, r,P</text:p>
          </table:table-cell>
          <table:table-cell office:value-type="float" office:value="-0.11881193" calcext:value-type="float">
            <text:p>-0.1188119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C</text:p>
          </table:table-cell>
          <table:table-cell office:value-type="float" office:value="-0.11870831" calcext:value-type="float">
            <text:p>-0.11870831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F, r,P</text:p>
          </table:table-cell>
          <table:table-cell office:value-type="float" office:value="-0.11859998" calcext:value-type="float">
            <text:p>-0.1185999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F,0</text:p>
          </table:table-cell>
          <table:table-cell office:value-type="float" office:value="-0.11855759" calcext:value-type="float">
            <text:p>-0.11855759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F, L,P</text:p>
          </table:table-cell>
          <table:table-cell office:value-type="float" office:value="-0.11852776" calcext:value-type="float">
            <text:p>-0.1185277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F, L,C</text:p>
          </table:table-cell>
          <table:table-cell office:value-type="float" office:value="-0.11850421" calcext:value-type="float">
            <text:p>-0.1185042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F, L,0</text:p>
          </table:table-cell>
          <table:table-cell office:value-type="float" office:value="-0.11848066" calcext:value-type="float">
            <text:p>-0.1184806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F,C</text:p>
          </table:table-cell>
          <table:table-cell office:value-type="float" office:value="-0.11844141" calcext:value-type="float">
            <text:p>-0.11844141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F, F,0</text:p>
          </table:table-cell>
          <table:table-cell office:value-type="float" office:value="-0.11839431" calcext:value-type="float">
            <text:p>-0.11839431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F, F, F,C</text:p>
          </table:table-cell>
          <table:table-cell office:value-type="float" office:value="-0.11835192" calcext:value-type="float">
            <text:p>-0.11835192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P</text:p>
          </table:table-cell>
          <table:table-cell office:value-type="float" office:value="-0.11828755" calcext:value-type="float">
            <text:p>-0.11828755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R,P</text:p>
          </table:table-cell>
          <table:table-cell office:value-type="float" office:value="-0.11828755" calcext:value-type="float">
            <text:p>-0.11828755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R, R, R,P</text:p>
          </table:table-cell>
          <table:table-cell office:value-type="float" office:value="-0.11828755" calcext:value-type="float">
            <text:p>-0.1182875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r, R, R,P</text:p>
          </table:table-cell>
          <table:table-cell office:value-type="float" office:value="-0.11828755" calcext:value-type="float">
            <text:p>-0.11828755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0</text:p>
          </table:table-cell>
          <table:table-cell office:value-type="float" office:value="-0.11757791" calcext:value-type="float">
            <text:p>-0.11757791</text:p>
          </table:table-cell>
          <table:table-cell office:value-type="string" calcext:value-type="string">
            <text:p>PREZERO after 5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P</text:p>
          </table:table-cell>
          <table:table-cell office:value-type="float" office:value="-0.11713674" calcext:value-type="float">
            <text:p>-0.11713674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P</text:p>
          </table:table-cell>
          <table:table-cell office:value-type="float" office:value="-0.11713674" calcext:value-type="float">
            <text:p>-0.11713674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F, F,P</text:p>
          </table:table-cell>
          <table:table-cell office:value-type="float" office:value="-0.11713674" calcext:value-type="float">
            <text:p>-0.1171367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F,P</text:p>
          </table:table-cell>
          <table:table-cell office:value-type="float" office:value="-0.11713674" calcext:value-type="float">
            <text:p>-0.11713674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F, F,C</text:p>
          </table:table-cell>
          <table:table-cell office:value-type="float" office:value="-0.11711319" calcext:value-type="float">
            <text:p>-0.1171131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F, F,0</text:p>
          </table:table-cell>
          <table:table-cell office:value-type="float" office:value="-0.11709906" calcext:value-type="float">
            <text:p>-0.1170990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F,C</text:p>
          </table:table-cell>
          <table:table-cell office:value-type="float" office:value="-0.11708336" calcext:value-type="float">
            <text:p>-0.11708336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F, L,0</text:p>
          </table:table-cell>
          <table:table-cell office:value-type="float" office:value="-0.1170708" calcext:value-type="float">
            <text:p>-0.1170708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F, L,C</text:p>
          </table:table-cell>
          <table:table-cell office:value-type="float" office:value="-0.11706452" calcext:value-type="float">
            <text:p>-0.11706452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F, L,P</text:p>
          </table:table-cell>
          <table:table-cell office:value-type="float" office:value="-0.11705667" calcext:value-type="float">
            <text:p>-0.1170566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F,0</text:p>
          </table:table-cell>
          <table:table-cell office:value-type="float" office:value="-0.11704882" calcext:value-type="float">
            <text:p>-0.11704882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F, r,P</text:p>
          </table:table-cell>
          <table:table-cell office:value-type="float" office:value="-0.11703626" calcext:value-type="float">
            <text:p>-0.1170362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C</text:p>
          </table:table-cell>
          <table:table-cell office:value-type="float" office:value="-0.11700957" calcext:value-type="float">
            <text:p>-0.11700957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L, r,P</text:p>
          </table:table-cell>
          <table:table-cell office:value-type="float" office:value="-0.11698759" calcext:value-type="float">
            <text:p>-0.1169875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L,0</text:p>
          </table:table-cell>
          <table:table-cell office:value-type="float" office:value="-0.11697817" calcext:value-type="float">
            <text:p>-0.11697817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L, L,P</text:p>
          </table:table-cell>
          <table:table-cell office:value-type="float" office:value="-0.11697346" calcext:value-type="float">
            <text:p>-0.1169734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L, L,C</text:p>
          </table:table-cell>
          <table:table-cell office:value-type="float" office:value="-0.11696875" calcext:value-type="float">
            <text:p>-0.11696875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L, L,0</text:p>
          </table:table-cell>
          <table:table-cell office:value-type="float" office:value="-0.11696561" calcext:value-type="float">
            <text:p>-0.11696561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L,C</text:p>
          </table:table-cell>
          <table:table-cell office:value-type="float" office:value="-0.11695933" calcext:value-type="float">
            <text:p>-0.11695933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L, F,0</text:p>
          </table:table-cell>
          <table:table-cell office:value-type="float" office:value="-0.11695305" calcext:value-type="float">
            <text:p>-0.1169530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L, F,C</text:p>
          </table:table-cell>
          <table:table-cell office:value-type="float" office:value="-0.11694677" calcext:value-type="float">
            <text:p>-0.11694677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L, R,P</text:p>
          </table:table-cell>
          <table:table-cell office:value-type="float" office:value="-0.11694049" calcext:value-type="float">
            <text:p>-0.1169404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L,P</text:p>
          </table:table-cell>
          <table:table-cell office:value-type="float" office:value="-0.11694049" calcext:value-type="float">
            <text:p>-0.11694049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0</text:p>
          </table:table-cell>
          <table:table-cell office:value-type="float" office:value="-0.11691694" calcext:value-type="float">
            <text:p>-0.11691694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r, F,P</text:p>
          </table:table-cell>
          <table:table-cell office:value-type="float" office:value="-0.1168824" calcext:value-type="float">
            <text:p>-0.116882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r,P</text:p>
          </table:table-cell>
          <table:table-cell office:value-type="float" office:value="-0.1168824" calcext:value-type="float">
            <text:p>-0.1168824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r, F,C</text:p>
          </table:table-cell>
          <table:table-cell office:value-type="float" office:value="-0.11686513" calcext:value-type="float">
            <text:p>-0.11686513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F, r, F,0</text:p>
          </table:table-cell>
          <table:table-cell office:value-type="float" office:value="-0.11684315" calcext:value-type="float">
            <text:p>-0.1168431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C</text:p>
          </table:table-cell>
          <table:table-cell office:value-type="float" office:value="-0.11680547" calcext:value-type="float">
            <text:p>-0.11680547</text:p>
          </table:table-cell>
          <table:table-cell office:value-type="string" calcext:value-type="string">
            <text:p>Period 6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r, F,0</text:p>
          </table:table-cell>
          <table:table-cell office:value-type="float" office:value="-0.11676936" calcext:value-type="float">
            <text:p>-0.1167693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r, F,C</text:p>
          </table:table-cell>
          <table:table-cell office:value-type="float" office:value="-0.11675052" calcext:value-type="float">
            <text:p>-0.11675052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r, R,P</text:p>
          </table:table-cell>
          <table:table-cell office:value-type="float" office:value="-0.11673482" calcext:value-type="float">
            <text:p>-0.1167348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r,P</text:p>
          </table:table-cell>
          <table:table-cell office:value-type="float" office:value="-0.11673482" calcext:value-type="float">
            <text:p>-0.11673482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0</text:p>
          </table:table-cell>
          <table:table-cell office:value-type="float" office:value="-0.11670813" calcext:value-type="float">
            <text:p>-0.11670813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, r, F, r, F, L, L, L, F,P</text:p>
          </table:table-cell>
          <table:table-cell office:value-type="float" office:value="-0.11669086" calcext:value-type="float">
            <text:p>-0.1166908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L,P</text:p>
          </table:table-cell>
          <table:table-cell office:value-type="float" office:value="-0.11669086" calcext:value-type="float">
            <text:p>-0.11669086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L, F,C</text:p>
          </table:table-cell>
          <table:table-cell office:value-type="float" office:value="-0.11668458" calcext:value-type="float">
            <text:p>-0.11668458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L, F,0</text:p>
          </table:table-cell>
          <table:table-cell office:value-type="float" office:value="-0.11668144" calcext:value-type="float">
            <text:p>-0.11668144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L,C</text:p>
          </table:table-cell>
          <table:table-cell office:value-type="float" office:value="-0.11667673" calcext:value-type="float">
            <text:p>-0.11667673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L, L,0</text:p>
          </table:table-cell>
          <table:table-cell office:value-type="float" office:value="-0.11667202" calcext:value-type="float">
            <text:p>-0.11667202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L, L,C</text:p>
          </table:table-cell>
          <table:table-cell office:value-type="float" office:value="-0.11667045" calcext:value-type="float">
            <text:p>-0.11667045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L, L,P</text:p>
          </table:table-cell>
          <table:table-cell office:value-type="float" office:value="-0.11666731" calcext:value-type="float">
            <text:p>-0.1166673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L,0</text:p>
          </table:table-cell>
          <table:table-cell office:value-type="float" office:value="-0.11666417" calcext:value-type="float">
            <text:p>-0.11666417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L, r,P</text:p>
          </table:table-cell>
          <table:table-cell office:value-type="float" office:value="-0.11665789" calcext:value-type="float">
            <text:p>-0.1166578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C</text:p>
          </table:table-cell>
          <table:table-cell office:value-type="float" office:value="-0.11664376" calcext:value-type="float">
            <text:p>-0.11664376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F, r,P</text:p>
          </table:table-cell>
          <table:table-cell office:value-type="float" office:value="-0.11662806" calcext:value-type="float">
            <text:p>-0.1166280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F,0</text:p>
          </table:table-cell>
          <table:table-cell office:value-type="float" office:value="-0.11662178" calcext:value-type="float">
            <text:p>-0.11662178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F, L,P</text:p>
          </table:table-cell>
          <table:table-cell office:value-type="float" office:value="-0.11661707" calcext:value-type="float">
            <text:p>-0.1166170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F, L,C</text:p>
          </table:table-cell>
          <table:table-cell office:value-type="float" office:value="-0.11661236" calcext:value-type="float">
            <text:p>-0.11661236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F, L,0</text:p>
          </table:table-cell>
          <table:table-cell office:value-type="float" office:value="-0.11660922" calcext:value-type="float">
            <text:p>-0.11660922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F,C</text:p>
          </table:table-cell>
          <table:table-cell office:value-type="float" office:value="-0.11660294" calcext:value-type="float">
            <text:p>-0.11660294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F, F,0</text:p>
          </table:table-cell>
          <table:table-cell office:value-type="float" office:value="-0.11659509" calcext:value-type="float">
            <text:p>-0.11659509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F, F,C</text:p>
          </table:table-cell>
          <table:table-cell office:value-type="float" office:value="-0.11658881" calcext:value-type="float">
            <text:p>-0.1165888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P</text:p>
          </table:table-cell>
          <table:table-cell office:value-type="float" office:value="-0.11657782" calcext:value-type="float">
            <text:p>-0.11657782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R, R,P</text:p>
          </table:table-cell>
          <table:table-cell office:value-type="float" office:value="-0.11657782" calcext:value-type="float">
            <text:p>-0.1165778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L, R,P</text:p>
          </table:table-cell>
          <table:table-cell office:value-type="float" office:value="-0.11657782" calcext:value-type="float">
            <text:p>-0.11657782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0</text:p>
          </table:table-cell>
          <table:table-cell office:value-type="float" office:value="-0.11649304" calcext:value-type="float">
            <text:p>-0.11649304</text:p>
          </table:table-cell>
          <table:table-cell office:value-type="string" calcext:value-type="string">
            <text:p>PREZERO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r,P</text:p>
          </table:table-cell>
          <table:table-cell office:value-type="float" office:value="-0.11636273" calcext:value-type="float">
            <text:p>-0.11636273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r, F, F,P</text:p>
          </table:table-cell>
          <table:table-cell office:value-type="float" office:value="-0.11636273" calcext:value-type="float">
            <text:p>-0.1163627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r, F,P</text:p>
          </table:table-cell>
          <table:table-cell office:value-type="float" office:value="-0.11636273" calcext:value-type="float">
            <text:p>-0.11636273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r, F, F,C</text:p>
          </table:table-cell>
          <table:table-cell office:value-type="float" office:value="-0.11633447" calcext:value-type="float">
            <text:p>-0.11633447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r, F, F,0</text:p>
          </table:table-cell>
          <table:table-cell office:value-type="float" office:value="-0.11631406" calcext:value-type="float">
            <text:p>-0.1163140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r, F,C</text:p>
          </table:table-cell>
          <table:table-cell office:value-type="float" office:value="-0.11628737" calcext:value-type="float">
            <text:p>-0.11628737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r, F, L,0</text:p>
          </table:table-cell>
          <table:table-cell office:value-type="float" office:value="-0.11626225" calcext:value-type="float">
            <text:p>-0.1162622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r, F, L,C</text:p>
          </table:table-cell>
          <table:table-cell office:value-type="float" office:value="-0.11624341" calcext:value-type="float">
            <text:p>-0.1162434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r, F, L,P</text:p>
          </table:table-cell>
          <table:table-cell office:value-type="float" office:value="-0.116223" calcext:value-type="float">
            <text:p>-0.11622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r, F,0</text:p>
          </table:table-cell>
          <table:table-cell office:value-type="float" office:value="-0.11619317" calcext:value-type="float">
            <text:p>-0.11619317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L, r, F, r,P</text:p>
          </table:table-cell>
          <table:table-cell office:value-type="float" office:value="-0.11613194" calcext:value-type="float">
            <text:p>-0.1161319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C</text:p>
          </table:table-cell>
          <table:table-cell office:value-type="float" office:value="-0.11603303" calcext:value-type="float">
            <text:p>-0.11603303</text:p>
          </table:table-cell>
          <table:table-cell office:value-type="string" calcext:value-type="string">
            <text:p>Period 5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r, F, r,P</text:p>
          </table:table-cell>
          <table:table-cell office:value-type="float" office:value="-0.11593883" calcext:value-type="float">
            <text:p>-0.1159388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r, F,0</text:p>
          </table:table-cell>
          <table:table-cell office:value-type="float" office:value="-0.11587289" calcext:value-type="float">
            <text:p>-0.11587289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r, F, L,P</text:p>
          </table:table-cell>
          <table:table-cell office:value-type="float" office:value="-0.11583992" calcext:value-type="float">
            <text:p>-0.1158399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r, F, L,C</text:p>
          </table:table-cell>
          <table:table-cell office:value-type="float" office:value="-0.11581794" calcext:value-type="float">
            <text:p>-0.1158179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r, F, L,0</text:p>
          </table:table-cell>
          <table:table-cell office:value-type="float" office:value="-0.11579753" calcext:value-type="float">
            <text:p>-0.11579753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r, F,C</text:p>
          </table:table-cell>
          <table:table-cell office:value-type="float" office:value="-0.11576927" calcext:value-type="float">
            <text:p>-0.11576927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r, F, F,0</text:p>
          </table:table-cell>
          <table:table-cell office:value-type="float" office:value="-0.11573944" calcext:value-type="float">
            <text:p>-0.11573944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r, F, F,C</text:p>
          </table:table-cell>
          <table:table-cell office:value-type="float" office:value="-0.11571589" calcext:value-type="float">
            <text:p>-0.1157158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r,P</text:p>
          </table:table-cell>
          <table:table-cell office:value-type="float" office:value="-0.11568449" calcext:value-type="float">
            <text:p>-0.11568449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r, R, R,P</text:p>
          </table:table-cell>
          <table:table-cell office:value-type="float" office:value="-0.11568449" calcext:value-type="float">
            <text:p>-0.1156844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r, R,P</text:p>
          </table:table-cell>
          <table:table-cell office:value-type="float" office:value="-0.11568449" calcext:value-type="float">
            <text:p>-0.11568449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0</text:p>
          </table:table-cell>
          <table:table-cell office:value-type="float" office:value="-0.11552906" calcext:value-type="float">
            <text:p>-0.11552906</text:p>
          </table:table-cell>
          <table:table-cell office:value-type="string" calcext:value-type="string">
            <text:p>PREZERO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P</text:p>
          </table:table-cell>
          <table:table-cell office:value-type="float" office:value="-0.11542073" calcext:value-type="float">
            <text:p>-0.11542073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F, F,P</text:p>
          </table:table-cell>
          <table:table-cell office:value-type="float" office:value="-0.11542073" calcext:value-type="float">
            <text:p>-0.1154207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F,P</text:p>
          </table:table-cell>
          <table:table-cell office:value-type="float" office:value="-0.11542073" calcext:value-type="float">
            <text:p>-0.11542073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F, F,C</text:p>
          </table:table-cell>
          <table:table-cell office:value-type="float" office:value="-0.1154066" calcext:value-type="float">
            <text:p>-0.1154066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F, F,0</text:p>
          </table:table-cell>
          <table:table-cell office:value-type="float" office:value="-0.11539875" calcext:value-type="float">
            <text:p>-0.1153987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F,C</text:p>
          </table:table-cell>
          <table:table-cell office:value-type="float" office:value="-0.11538776" calcext:value-type="float">
            <text:p>-0.11538776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F, L,0</text:p>
          </table:table-cell>
          <table:table-cell office:value-type="float" office:value="-0.11537991" calcext:value-type="float">
            <text:p>-0.11537991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F, L,C</text:p>
          </table:table-cell>
          <table:table-cell office:value-type="float" office:value="-0.1153752" calcext:value-type="float">
            <text:p>-0.1153752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F, L,P</text:p>
          </table:table-cell>
          <table:table-cell office:value-type="float" office:value="-0.11536892" calcext:value-type="float">
            <text:p>-0.1153689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F,0</text:p>
          </table:table-cell>
          <table:table-cell office:value-type="float" office:value="-0.11536264" calcext:value-type="float">
            <text:p>-0.11536264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F, r,P</text:p>
          </table:table-cell>
          <table:table-cell office:value-type="float" office:value="-0.11535322" calcext:value-type="float">
            <text:p>-0.1153532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C</text:p>
          </table:table-cell>
          <table:table-cell office:value-type="float" office:value="-0.11533281" calcext:value-type="float">
            <text:p>-0.11533281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L, r,P</text:p>
          </table:table-cell>
          <table:table-cell office:value-type="float" office:value="-0.11531397" calcext:value-type="float">
            <text:p>-0.1153139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L,0</text:p>
          </table:table-cell>
          <table:table-cell office:value-type="float" office:value="-0.11530612" calcext:value-type="float">
            <text:p>-0.11530612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L, L,P</text:p>
          </table:table-cell>
          <table:table-cell office:value-type="float" office:value="-0.11530141" calcext:value-type="float">
            <text:p>-0.1153014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L, L,C</text:p>
          </table:table-cell>
          <table:table-cell office:value-type="float" office:value="-0.11529827" calcext:value-type="float">
            <text:p>-0.11529827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L, L,0</text:p>
          </table:table-cell>
          <table:table-cell office:value-type="float" office:value="-0.11529356" calcext:value-type="float">
            <text:p>-0.1152935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L,C</text:p>
          </table:table-cell>
          <table:table-cell office:value-type="float" office:value="-0.11528885" calcext:value-type="float">
            <text:p>-0.11528885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L, F,0</text:p>
          </table:table-cell>
          <table:table-cell office:value-type="float" office:value="-0.11528257" calcext:value-type="float">
            <text:p>-0.11528257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L, F,C</text:p>
          </table:table-cell>
          <table:table-cell office:value-type="float" office:value="-0.11527629" calcext:value-type="float">
            <text:p>-0.1152762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L, R,P</text:p>
          </table:table-cell>
          <table:table-cell office:value-type="float" office:value="-0.11527001" calcext:value-type="float">
            <text:p>-0.1152700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L,P</text:p>
          </table:table-cell>
          <table:table-cell office:value-type="float" office:value="-0.11527001" calcext:value-type="float">
            <text:p>-0.11527001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0</text:p>
          </table:table-cell>
          <table:table-cell office:value-type="float" office:value="-0.11524489" calcext:value-type="float">
            <text:p>-0.11524489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r, F,P</text:p>
          </table:table-cell>
          <table:table-cell office:value-type="float" office:value="-0.11520564" calcext:value-type="float">
            <text:p>-0.1152056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r,P</text:p>
          </table:table-cell>
          <table:table-cell office:value-type="float" office:value="-0.11520564" calcext:value-type="float">
            <text:p>-0.11520564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r, F,C</text:p>
          </table:table-cell>
          <table:table-cell office:value-type="float" office:value="-0.11518209" calcext:value-type="float">
            <text:p>-0.1151820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L, r, F,0</text:p>
          </table:table-cell>
          <table:table-cell office:value-type="float" office:value="-0.11515069" calcext:value-type="float">
            <text:p>-0.11515069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C</text:p>
          </table:table-cell>
          <table:table-cell office:value-type="float" office:value="-0.11510516" calcext:value-type="float">
            <text:p>-0.11510516</text:p>
          </table:table-cell>
          <table:table-cell office:value-type="string" calcext:value-type="string">
            <text:p>Period 6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r, F,0</text:p>
          </table:table-cell>
          <table:table-cell office:value-type="float" office:value="-0.11505806" calcext:value-type="float">
            <text:p>-0.1150580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r, F,C</text:p>
          </table:table-cell>
          <table:table-cell office:value-type="float" office:value="-0.11502195" calcext:value-type="float">
            <text:p>-0.11502195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r, R,P</text:p>
          </table:table-cell>
          <table:table-cell office:value-type="float" office:value="-0.11499055" calcext:value-type="float">
            <text:p>-0.1149905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r,P</text:p>
          </table:table-cell>
          <table:table-cell office:value-type="float" office:value="-0.11499055" calcext:value-type="float">
            <text:p>-0.11499055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0</text:p>
          </table:table-cell>
          <table:table-cell office:value-type="float" office:value="-0.1149356" calcext:value-type="float">
            <text:p>-0.1149356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L, F,P</text:p>
          </table:table-cell>
          <table:table-cell office:value-type="float" office:value="-0.11489635" calcext:value-type="float">
            <text:p>-0.1148963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L,P</text:p>
          </table:table-cell>
          <table:table-cell office:value-type="float" office:value="-0.11489635" calcext:value-type="float">
            <text:p>-0.11489635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L, F,C</text:p>
          </table:table-cell>
          <table:table-cell office:value-type="float" office:value="-0.11488379" calcext:value-type="float">
            <text:p>-0.1148837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L, F,0</text:p>
          </table:table-cell>
          <table:table-cell office:value-type="float" office:value="-0.11487437" calcext:value-type="float">
            <text:p>-0.11487437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L,C</text:p>
          </table:table-cell>
          <table:table-cell office:value-type="float" office:value="-0.11486338" calcext:value-type="float">
            <text:p>-0.11486338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L, L,0</text:p>
          </table:table-cell>
          <table:table-cell office:value-type="float" office:value="-0.11485396" calcext:value-type="float">
            <text:p>-0.1148539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L, L,C</text:p>
          </table:table-cell>
          <table:table-cell office:value-type="float" office:value="-0.11484611" calcext:value-type="float">
            <text:p>-0.1148461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L, L,P</text:p>
          </table:table-cell>
          <table:table-cell office:value-type="float" office:value="-0.11483983" calcext:value-type="float">
            <text:p>-0.1148398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L,0</text:p>
          </table:table-cell>
          <table:table-cell office:value-type="float" office:value="-0.11482884" calcext:value-type="float">
            <text:p>-0.11482884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L, r,P</text:p>
          </table:table-cell>
          <table:table-cell office:value-type="float" office:value="-0.11481471" calcext:value-type="float">
            <text:p>-0.1148147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C</text:p>
          </table:table-cell>
          <table:table-cell office:value-type="float" office:value="-0.11477546" calcext:value-type="float">
            <text:p>-0.11477546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F, r,P</text:p>
          </table:table-cell>
          <table:table-cell office:value-type="float" office:value="-0.11472993" calcext:value-type="float">
            <text:p>-0.1147299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F,0</text:p>
          </table:table-cell>
          <table:table-cell office:value-type="float" office:value="-0.11470638" calcext:value-type="float">
            <text:p>-0.11470638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F, L,P</text:p>
          </table:table-cell>
          <table:table-cell office:value-type="float" office:value="-0.11469068" calcext:value-type="float">
            <text:p>-0.1146906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F, L,C</text:p>
          </table:table-cell>
          <table:table-cell office:value-type="float" office:value="-0.11467655" calcext:value-type="float">
            <text:p>-0.11467655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F, L,0</text:p>
          </table:table-cell>
          <table:table-cell office:value-type="float" office:value="-0.11466242" calcext:value-type="float">
            <text:p>-0.11466242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F,C</text:p>
          </table:table-cell>
          <table:table-cell office:value-type="float" office:value="-0.11464044" calcext:value-type="float">
            <text:p>-0.11464044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F, F,0</text:p>
          </table:table-cell>
          <table:table-cell office:value-type="float" office:value="-0.11461061" calcext:value-type="float">
            <text:p>-0.11461061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F, F, F, F, F,C</text:p>
          </table:table-cell>
          <table:table-cell office:value-type="float" office:value="-0.11458078" calcext:value-type="float">
            <text:p>-0.11458078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, r, F, r,P</text:p>
          </table:table-cell>
          <table:table-cell table:style-name="ce1" office:value-type="float" office:value="-0.11453368" calcext:value-type="float">
            <text:p>-0.11453368</text:p>
          </table:table-cell>
          <table:table-cell table:style-name="ce1" office:value-type="string" calcext:value-type="string">
            <text:p>PREFIXED after 4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R, R, R, R, R,P</text:p>
          </table:table-cell>
          <table:table-cell office:value-type="float" office:value="-0.11453368" calcext:value-type="float">
            <text:p>-0.1145336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r, R, R, R, R,P</text:p>
          </table:table-cell>
          <table:table-cell office:value-type="float" office:value="-0.11453368" calcext:value-type="float">
            <text:p>-0.11453368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, r, F,0</text:p>
          </table:table-cell>
          <table:table-cell table:style-name="ce1" office:value-type="float" office:value="-0.11157109" calcext:value-type="float">
            <text:p>-0.11157109</text:p>
          </table:table-cell>
          <table:table-cell table:style-name="ce1" office:value-type="string" calcext:value-type="string">
            <text:p>PREZERO after 3 itera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, r, F, L,P</text:p>
          </table:table-cell>
          <table:table-cell table:style-name="ce1" office:value-type="float" office:value="-0.1094406" calcext:value-type="float">
            <text:p>-0.1094406</text:p>
          </table:table-cell>
          <table:table-cell table:style-name="ce1" office:value-type="string" calcext:value-type="string">
            <text:p>PREFIXED after 4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F, F,P</text:p>
          </table:table-cell>
          <table:table-cell office:value-type="float" office:value="-0.1094406" calcext:value-type="float">
            <text:p>-0.109440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F,P</text:p>
          </table:table-cell>
          <table:table-cell office:value-type="float" office:value="-0.1094406" calcext:value-type="float">
            <text:p>-0.1094406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F, F,C</text:p>
          </table:table-cell>
          <table:table-cell office:value-type="float" office:value="-0.10941548" calcext:value-type="float">
            <text:p>-0.10941548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F, F,0</text:p>
          </table:table-cell>
          <table:table-cell office:value-type="float" office:value="-0.10939978" calcext:value-type="float">
            <text:p>-0.10939978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F,C</text:p>
          </table:table-cell>
          <table:table-cell office:value-type="float" office:value="-0.10938565" calcext:value-type="float">
            <text:p>-0.10938565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F, L,0</text:p>
          </table:table-cell>
          <table:table-cell office:value-type="float" office:value="-0.10937309" calcext:value-type="float">
            <text:p>-0.10937309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F, L,C</text:p>
          </table:table-cell>
          <table:table-cell office:value-type="float" office:value="-0.10936524" calcext:value-type="float">
            <text:p>-0.1093652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F, L,P</text:p>
          </table:table-cell>
          <table:table-cell office:value-type="float" office:value="-0.10935896" calcext:value-type="float">
            <text:p>-0.1093589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F,0</text:p>
          </table:table-cell>
          <table:table-cell office:value-type="float" office:value="-0.10934954" calcext:value-type="float">
            <text:p>-0.10934954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F, r,P</text:p>
          </table:table-cell>
          <table:table-cell office:value-type="float" office:value="-0.10933698" calcext:value-type="float">
            <text:p>-0.1093369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C</text:p>
          </table:table-cell>
          <table:table-cell office:value-type="float" office:value="-0.10931657" calcext:value-type="float">
            <text:p>-0.10931657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L, r,P</text:p>
          </table:table-cell>
          <table:table-cell office:value-type="float" office:value="-0.1092993" calcext:value-type="float">
            <text:p>-0.109299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L,0</text:p>
          </table:table-cell>
          <table:table-cell office:value-type="float" office:value="-0.10929145" calcext:value-type="float">
            <text:p>-0.10929145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L, L,P</text:p>
          </table:table-cell>
          <table:table-cell office:value-type="float" office:value="-0.10928517" calcext:value-type="float">
            <text:p>-0.1092851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L, L,C</text:p>
          </table:table-cell>
          <table:table-cell office:value-type="float" office:value="-0.10928203" calcext:value-type="float">
            <text:p>-0.10928203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L, L,0</text:p>
          </table:table-cell>
          <table:table-cell office:value-type="float" office:value="-0.10927732" calcext:value-type="float">
            <text:p>-0.10927732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L,C</text:p>
          </table:table-cell>
          <table:table-cell office:value-type="float" office:value="-0.10927261" calcext:value-type="float">
            <text:p>-0.10927261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L, F,0</text:p>
          </table:table-cell>
          <table:table-cell office:value-type="float" office:value="-0.1092679" calcext:value-type="float">
            <text:p>-0.1092679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L, F,C</text:p>
          </table:table-cell>
          <table:table-cell office:value-type="float" office:value="-0.10926162" calcext:value-type="float">
            <text:p>-0.10926162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L, R,P</text:p>
          </table:table-cell>
          <table:table-cell office:value-type="float" office:value="-0.10925534" calcext:value-type="float">
            <text:p>-0.1092553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L,P</text:p>
          </table:table-cell>
          <table:table-cell office:value-type="float" office:value="-0.10925534" calcext:value-type="float">
            <text:p>-0.10925534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0</text:p>
          </table:table-cell>
          <table:table-cell office:value-type="float" office:value="-0.1092365" calcext:value-type="float">
            <text:p>-0.1092365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r, F,P</text:p>
          </table:table-cell>
          <table:table-cell office:value-type="float" office:value="-0.10920667" calcext:value-type="float">
            <text:p>-0.1092066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r,P</text:p>
          </table:table-cell>
          <table:table-cell office:value-type="float" office:value="-0.10920667" calcext:value-type="float">
            <text:p>-0.10920667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F, r, F,C</text:p>
          </table:table-cell>
          <table:table-cell office:value-type="float" office:value="-0.10918783" calcext:value-type="float">
            <text:p>-0.10918783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C</text:p>
          </table:table-cell>
          <table:table-cell office:value-type="float" office:value="-0.10915957" calcext:value-type="float">
            <text:p>-0.10915957</text:p>
          </table:table-cell>
          <table:table-cell office:value-type="string" calcext:value-type="string">
            <text:p>Period 6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r, F,C</text:p>
          </table:table-cell>
          <table:table-cell office:value-type="float" office:value="-0.10913288" calcext:value-type="float">
            <text:p>-0.10913288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r, R,P</text:p>
          </table:table-cell>
          <table:table-cell office:value-type="float" office:value="-0.10911875" calcext:value-type="float">
            <text:p>-0.1091187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r,P</text:p>
          </table:table-cell>
          <table:table-cell office:value-type="float" office:value="-0.10911875" calcext:value-type="float">
            <text:p>-0.10911875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0</text:p>
          </table:table-cell>
          <table:table-cell office:value-type="float" office:value="-0.10909677" calcext:value-type="float">
            <text:p>-0.10909677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L, F,P</text:p>
          </table:table-cell>
          <table:table-cell office:value-type="float" office:value="-0.10908421" calcext:value-type="float">
            <text:p>-0.1090842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L,P</text:p>
          </table:table-cell>
          <table:table-cell office:value-type="float" office:value="-0.10908421" calcext:value-type="float">
            <text:p>-0.10908421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L, F,C</text:p>
          </table:table-cell>
          <table:table-cell office:value-type="float" office:value="-0.10908107" calcext:value-type="float">
            <text:p>-0.10908107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L, F,0</text:p>
          </table:table-cell>
          <table:table-cell office:value-type="float" office:value="-0.10907793" calcext:value-type="float">
            <text:p>-0.10907793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L,C</text:p>
          </table:table-cell>
          <table:table-cell office:value-type="float" office:value="-0.10907479" calcext:value-type="float">
            <text:p>-0.10907479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L, L,0</text:p>
          </table:table-cell>
          <table:table-cell office:value-type="float" office:value="-0.10907322" calcext:value-type="float">
            <text:p>-0.10907322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L, L,C</text:p>
          </table:table-cell>
          <table:table-cell office:value-type="float" office:value="-0.10907008" calcext:value-type="float">
            <text:p>-0.10907008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L, L,P</text:p>
          </table:table-cell>
          <table:table-cell office:value-type="float" office:value="-0.10906851" calcext:value-type="float">
            <text:p>-0.1090685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L,0</text:p>
          </table:table-cell>
          <table:table-cell office:value-type="float" office:value="-0.10906537" calcext:value-type="float">
            <text:p>-0.10906537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L, r,P</text:p>
          </table:table-cell>
          <table:table-cell office:value-type="float" office:value="-0.10906223" calcext:value-type="float">
            <text:p>-0.1090622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C</text:p>
          </table:table-cell>
          <table:table-cell office:value-type="float" office:value="-0.10905438" calcext:value-type="float">
            <text:p>-0.10905438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F, r,P</text:p>
          </table:table-cell>
          <table:table-cell office:value-type="float" office:value="-0.10904496" calcext:value-type="float">
            <text:p>-0.1090449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F,0</text:p>
          </table:table-cell>
          <table:table-cell office:value-type="float" office:value="-0.10904025" calcext:value-type="float">
            <text:p>-0.10904025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F, L,P</text:p>
          </table:table-cell>
          <table:table-cell office:value-type="float" office:value="-0.10903711" calcext:value-type="float">
            <text:p>-0.1090371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F, L,C</text:p>
          </table:table-cell>
          <table:table-cell office:value-type="float" office:value="-0.10903554" calcext:value-type="float">
            <text:p>-0.1090355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F, L,0</text:p>
          </table:table-cell>
          <table:table-cell office:value-type="float" office:value="-0.1090324" calcext:value-type="float">
            <text:p>-0.1090324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F,C</text:p>
          </table:table-cell>
          <table:table-cell office:value-type="float" office:value="-0.10902926" calcext:value-type="float">
            <text:p>-0.10902926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F, F,0</text:p>
          </table:table-cell>
          <table:table-cell office:value-type="float" office:value="-0.10902455" calcext:value-type="float">
            <text:p>-0.1090245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F, F,C</text:p>
          </table:table-cell>
          <table:table-cell office:value-type="float" office:value="-0.10901984" calcext:value-type="float">
            <text:p>-0.1090198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P</text:p>
          </table:table-cell>
          <table:table-cell office:value-type="float" office:value="-0.10901356" calcext:value-type="float">
            <text:p>-0.10901356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R, R,P</text:p>
          </table:table-cell>
          <table:table-cell office:value-type="float" office:value="-0.10901356" calcext:value-type="float">
            <text:p>-0.1090135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L, R,P</text:p>
          </table:table-cell>
          <table:table-cell office:value-type="float" office:value="-0.10901356" calcext:value-type="float">
            <text:p>-0.10901356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0</text:p>
          </table:table-cell>
          <table:table-cell office:value-type="float" office:value="-0.10896332" calcext:value-type="float">
            <text:p>-0.10896332</text:p>
          </table:table-cell>
          <table:table-cell office:value-type="string" calcext:value-type="string">
            <text:p>PREZERO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r,P</text:p>
          </table:table-cell>
          <table:table-cell office:value-type="float" office:value="-0.10888796" calcext:value-type="float">
            <text:p>-0.10888796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r, F, F,P</text:p>
          </table:table-cell>
          <table:table-cell office:value-type="float" office:value="-0.10888796" calcext:value-type="float">
            <text:p>-0.1088879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r, F,P</text:p>
          </table:table-cell>
          <table:table-cell office:value-type="float" office:value="-0.10888796" calcext:value-type="float">
            <text:p>-0.10888796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r, F, F,C</text:p>
          </table:table-cell>
          <table:table-cell office:value-type="float" office:value="-0.10887226" calcext:value-type="float">
            <text:p>-0.10887226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r, F, F,0</text:p>
          </table:table-cell>
          <table:table-cell office:value-type="float" office:value="-0.10885813" calcext:value-type="float">
            <text:p>-0.10885813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r, F,C</text:p>
          </table:table-cell>
          <table:table-cell office:value-type="float" office:value="-0.10884086" calcext:value-type="float">
            <text:p>-0.10884086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r, F, L,0</text:p>
          </table:table-cell>
          <table:table-cell office:value-type="float" office:value="-0.10882202" calcext:value-type="float">
            <text:p>-0.10882202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F, r, F, L,C</text:p>
          </table:table-cell>
          <table:table-cell office:value-type="float" office:value="-0.10880161" calcext:value-type="float">
            <text:p>-0.1088016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C</text:p>
          </table:table-cell>
          <table:table-cell office:value-type="float" office:value="-0.10877021" calcext:value-type="float">
            <text:p>-0.10877021</text:p>
          </table:table-cell>
          <table:table-cell office:value-type="string" calcext:value-type="string">
            <text:p>Period 5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r, F, L,C</text:p>
          </table:table-cell>
          <table:table-cell office:value-type="float" office:value="-0.10874038" calcext:value-type="float">
            <text:p>-0.10874038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r, F, L,0</text:p>
          </table:table-cell>
          <table:table-cell office:value-type="float" office:value="-0.10872154" calcext:value-type="float">
            <text:p>-0.10872154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r, F,C</text:p>
          </table:table-cell>
          <table:table-cell office:value-type="float" office:value="-0.10870584" calcext:value-type="float">
            <text:p>-0.10870584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r, F, F,0</text:p>
          </table:table-cell>
          <table:table-cell office:value-type="float" office:value="-0.10869171" calcext:value-type="float">
            <text:p>-0.10869171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r, F, F,C</text:p>
          </table:table-cell>
          <table:table-cell office:value-type="float" office:value="-0.10867915" calcext:value-type="float">
            <text:p>-0.10867915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r,P</text:p>
          </table:table-cell>
          <table:table-cell office:value-type="float" office:value="-0.10866502" calcext:value-type="float">
            <text:p>-0.10866502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r, R, R,P</text:p>
          </table:table-cell>
          <table:table-cell office:value-type="float" office:value="-0.10866502" calcext:value-type="float">
            <text:p>-0.1086650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r, R,P</text:p>
          </table:table-cell>
          <table:table-cell office:value-type="float" office:value="-0.10866502" calcext:value-type="float">
            <text:p>-0.10866502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0</text:p>
          </table:table-cell>
          <table:table-cell office:value-type="float" office:value="-0.1086085" calcext:value-type="float">
            <text:p>-0.1086085</text:p>
          </table:table-cell>
          <table:table-cell office:value-type="string" calcext:value-type="string">
            <text:p>PREZERO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P</text:p>
          </table:table-cell>
          <table:table-cell office:value-type="float" office:value="-0.10857553" calcext:value-type="float">
            <text:p>-0.10857553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F, F,P</text:p>
          </table:table-cell>
          <table:table-cell office:value-type="float" office:value="-0.10857553" calcext:value-type="float">
            <text:p>-0.1085755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F,P</text:p>
          </table:table-cell>
          <table:table-cell office:value-type="float" office:value="-0.10857553" calcext:value-type="float">
            <text:p>-0.10857553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F, F,C</text:p>
          </table:table-cell>
          <table:table-cell office:value-type="float" office:value="-0.10857082" calcext:value-type="float">
            <text:p>-0.10857082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F, F,0</text:p>
          </table:table-cell>
          <table:table-cell office:value-type="float" office:value="-0.10856768" calcext:value-type="float">
            <text:p>-0.10856768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F,C</text:p>
          </table:table-cell>
          <table:table-cell office:value-type="float" office:value="-0.10856454" calcext:value-type="float">
            <text:p>-0.10856454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F, L,0</text:p>
          </table:table-cell>
          <table:table-cell office:value-type="float" office:value="-0.10856297" calcext:value-type="float">
            <text:p>-0.10856297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F, L,C</text:p>
          </table:table-cell>
          <table:table-cell office:value-type="float" office:value="-0.1085614" calcext:value-type="float">
            <text:p>-0.108561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F, L,P</text:p>
          </table:table-cell>
          <table:table-cell office:value-type="float" office:value="-0.10855983" calcext:value-type="float">
            <text:p>-0.1085598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F,0</text:p>
          </table:table-cell>
          <table:table-cell office:value-type="float" office:value="-0.10855669" calcext:value-type="float">
            <text:p>-0.10855669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F, r,P</text:p>
          </table:table-cell>
          <table:table-cell office:value-type="float" office:value="-0.10855355" calcext:value-type="float">
            <text:p>-0.1085535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C</text:p>
          </table:table-cell>
          <table:table-cell office:value-type="float" office:value="-0.10854884" calcext:value-type="float">
            <text:p>-0.10854884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L, r,P</text:p>
          </table:table-cell>
          <table:table-cell office:value-type="float" office:value="-0.10854413" calcext:value-type="float">
            <text:p>-0.1085441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L,0</text:p>
          </table:table-cell>
          <table:table-cell office:value-type="float" office:value="-0.10854256" calcext:value-type="float">
            <text:p>-0.10854256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L, L,P</text:p>
          </table:table-cell>
          <table:table-cell office:value-type="float" office:value="-0.10854099" calcext:value-type="float">
            <text:p>-0.1085409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L, L,C</text:p>
          </table:table-cell>
          <table:table-cell office:value-type="float" office:value="-0.10853942" calcext:value-type="float">
            <text:p>-0.10853942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L, L,0</text:p>
          </table:table-cell>
          <table:table-cell office:value-type="float" office:value="-0.10853785" calcext:value-type="float">
            <text:p>-0.1085378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L,C</text:p>
          </table:table-cell>
          <table:table-cell office:value-type="float" office:value="-0.10853628" calcext:value-type="float">
            <text:p>-0.10853628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L, F,0</text:p>
          </table:table-cell>
          <table:table-cell office:value-type="float" office:value="-0.10853471" calcext:value-type="float">
            <text:p>-0.10853471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L, F,C</text:p>
          </table:table-cell>
          <table:table-cell office:value-type="float" office:value="-0.10853314" calcext:value-type="float">
            <text:p>-0.1085331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L, R,P</text:p>
          </table:table-cell>
          <table:table-cell office:value-type="float" office:value="-0.10853157" calcext:value-type="float">
            <text:p>-0.1085315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L,P</text:p>
          </table:table-cell>
          <table:table-cell office:value-type="float" office:value="-0.10853157" calcext:value-type="float">
            <text:p>-0.10853157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0</text:p>
          </table:table-cell>
          <table:table-cell office:value-type="float" office:value="-0.10852372" calcext:value-type="float">
            <text:p>-0.10852372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r, F,P</text:p>
          </table:table-cell>
          <table:table-cell office:value-type="float" office:value="-0.10851116" calcext:value-type="float">
            <text:p>-0.1085111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r,P</text:p>
          </table:table-cell>
          <table:table-cell office:value-type="float" office:value="-0.10851116" calcext:value-type="float">
            <text:p>-0.10851116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L, r, F,C</text:p>
          </table:table-cell>
          <table:table-cell office:value-type="float" office:value="-0.10850331" calcext:value-type="float">
            <text:p>-0.1085033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C</text:p>
          </table:table-cell>
          <table:table-cell office:value-type="float" office:value="-0.10849075" calcext:value-type="float">
            <text:p>-0.10849075</text:p>
          </table:table-cell>
          <table:table-cell office:value-type="string" calcext:value-type="string">
            <text:p>Period 6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r, F,C</text:p>
          </table:table-cell>
          <table:table-cell office:value-type="float" office:value="-0.10847662" calcext:value-type="float">
            <text:p>-0.10847662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r, R,P</text:p>
          </table:table-cell>
          <table:table-cell office:value-type="float" office:value="-0.10846877" calcext:value-type="float">
            <text:p>-0.1084687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r,P</text:p>
          </table:table-cell>
          <table:table-cell office:value-type="float" office:value="-0.10846877" calcext:value-type="float">
            <text:p>-0.10846877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0</text:p>
          </table:table-cell>
          <table:table-cell office:value-type="float" office:value="-0.10845464" calcext:value-type="float">
            <text:p>-0.10845464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L, F,P</text:p>
          </table:table-cell>
          <table:table-cell office:value-type="float" office:value="-0.10844522" calcext:value-type="float">
            <text:p>-0.1084452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L,P</text:p>
          </table:table-cell>
          <table:table-cell office:value-type="float" office:value="-0.10844522" calcext:value-type="float">
            <text:p>-0.10844522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L, F,C</text:p>
          </table:table-cell>
          <table:table-cell office:value-type="float" office:value="-0.10844208" calcext:value-type="float">
            <text:p>-0.10844208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L, F,0</text:p>
          </table:table-cell>
          <table:table-cell office:value-type="float" office:value="-0.10844051" calcext:value-type="float">
            <text:p>-0.10844051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L,C</text:p>
          </table:table-cell>
          <table:table-cell office:value-type="float" office:value="-0.10843894" calcext:value-type="float">
            <text:p>-0.10843894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L, L,0</text:p>
          </table:table-cell>
          <table:table-cell office:value-type="float" office:value="-0.1084358" calcext:value-type="float">
            <text:p>-0.1084358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L, L,C</text:p>
          </table:table-cell>
          <table:table-cell office:value-type="float" office:value="-0.10843423" calcext:value-type="float">
            <text:p>-0.10843423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L, L,P</text:p>
          </table:table-cell>
          <table:table-cell office:value-type="float" office:value="-0.10843266" calcext:value-type="float">
            <text:p>-0.1084326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L,0</text:p>
          </table:table-cell>
          <table:table-cell office:value-type="float" office:value="-0.10843109" calcext:value-type="float">
            <text:p>-0.10843109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L, r,P</text:p>
          </table:table-cell>
          <table:table-cell office:value-type="float" office:value="-0.10842638" calcext:value-type="float">
            <text:p>-0.1084263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C</text:p>
          </table:table-cell>
          <table:table-cell office:value-type="float" office:value="-0.1084201" calcext:value-type="float">
            <text:p>-0.1084201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F, r,P</text:p>
          </table:table-cell>
          <table:table-cell office:value-type="float" office:value="-0.10841225" calcext:value-type="float">
            <text:p>-0.1084122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F,0</text:p>
          </table:table-cell>
          <table:table-cell office:value-type="float" office:value="-0.10840754" calcext:value-type="float">
            <text:p>-0.10840754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F, L,P</text:p>
          </table:table-cell>
          <table:table-cell office:value-type="float" office:value="-0.1084044" calcext:value-type="float">
            <text:p>-0.108404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F, L,C</text:p>
          </table:table-cell>
          <table:table-cell office:value-type="float" office:value="-0.10840283" calcext:value-type="float">
            <text:p>-0.10840283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F, L,0</text:p>
          </table:table-cell>
          <table:table-cell office:value-type="float" office:value="-0.10839969" calcext:value-type="float">
            <text:p>-0.10839969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F,C</text:p>
          </table:table-cell>
          <table:table-cell office:value-type="float" office:value="-0.10839498" calcext:value-type="float">
            <text:p>-0.10839498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F, F,0</text:p>
          </table:table-cell>
          <table:table-cell office:value-type="float" office:value="-0.10839027" calcext:value-type="float">
            <text:p>-0.10839027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F, F, F,C</text:p>
          </table:table-cell>
          <table:table-cell office:value-type="float" office:value="-0.10838556" calcext:value-type="float">
            <text:p>-0.10838556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P</text:p>
          </table:table-cell>
          <table:table-cell office:value-type="float" office:value="-0.10837771" calcext:value-type="float">
            <text:p>-0.10837771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R,P</text:p>
          </table:table-cell>
          <table:table-cell office:value-type="float" office:value="-0.10837771" calcext:value-type="float">
            <text:p>-0.10837771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R, R, R,P</text:p>
          </table:table-cell>
          <table:table-cell office:value-type="float" office:value="-0.10837771" calcext:value-type="float">
            <text:p>-0.1083777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L, R, R,P</text:p>
          </table:table-cell>
          <table:table-cell office:value-type="float" office:value="-0.10837771" calcext:value-type="float">
            <text:p>-0.10837771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0</text:p>
          </table:table-cell>
          <table:table-cell office:value-type="float" office:value="-0.10823484" calcext:value-type="float">
            <text:p>-0.10823484</text:p>
          </table:table-cell>
          <table:table-cell office:value-type="string" calcext:value-type="string">
            <text:p>PREZERO after 5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P</text:p>
          </table:table-cell>
          <table:table-cell office:value-type="float" office:value="-0.1080119" calcext:value-type="float">
            <text:p>-0.1080119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P</text:p>
          </table:table-cell>
          <table:table-cell office:value-type="float" office:value="-0.1080119" calcext:value-type="float">
            <text:p>-0.1080119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F, F,P</text:p>
          </table:table-cell>
          <table:table-cell office:value-type="float" office:value="-0.1080119" calcext:value-type="float">
            <text:p>-0.108011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F,P</text:p>
          </table:table-cell>
          <table:table-cell office:value-type="float" office:value="-0.1080119" calcext:value-type="float">
            <text:p>-0.1080119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F, F,C</text:p>
          </table:table-cell>
          <table:table-cell office:value-type="float" office:value="-0.10798992" calcext:value-type="float">
            <text:p>-0.10798992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F, F,0</text:p>
          </table:table-cell>
          <table:table-cell office:value-type="float" office:value="-0.10797422" calcext:value-type="float">
            <text:p>-0.10797422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F,C</text:p>
          </table:table-cell>
          <table:table-cell office:value-type="float" office:value="-0.10796009" calcext:value-type="float">
            <text:p>-0.10796009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F, L,0</text:p>
          </table:table-cell>
          <table:table-cell office:value-type="float" office:value="-0.10794596" calcext:value-type="float">
            <text:p>-0.1079459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F, L,C</text:p>
          </table:table-cell>
          <table:table-cell office:value-type="float" office:value="-0.10793654" calcext:value-type="float">
            <text:p>-0.1079365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F, L,P</text:p>
          </table:table-cell>
          <table:table-cell office:value-type="float" office:value="-0.10792712" calcext:value-type="float">
            <text:p>-0.1079271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F,0</text:p>
          </table:table-cell>
          <table:table-cell office:value-type="float" office:value="-0.10791456" calcext:value-type="float">
            <text:p>-0.10791456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F, r,P</text:p>
          </table:table-cell>
          <table:table-cell office:value-type="float" office:value="-0.10789415" calcext:value-type="float">
            <text:p>-0.1078941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C</text:p>
          </table:table-cell>
          <table:table-cell office:value-type="float" office:value="-0.10785804" calcext:value-type="float">
            <text:p>-0.10785804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L, r,P</text:p>
          </table:table-cell>
          <table:table-cell office:value-type="float" office:value="-0.10781879" calcext:value-type="float">
            <text:p>-0.1078187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L,0</text:p>
          </table:table-cell>
          <table:table-cell office:value-type="float" office:value="-0.1077921" calcext:value-type="float">
            <text:p>-0.1077921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L, L,P</text:p>
          </table:table-cell>
          <table:table-cell office:value-type="float" office:value="-0.10777169" calcext:value-type="float">
            <text:p>-0.1077716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L, L,C</text:p>
          </table:table-cell>
          <table:table-cell office:value-type="float" office:value="-0.10775442" calcext:value-type="float">
            <text:p>-0.10775442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L, L,0</text:p>
          </table:table-cell>
          <table:table-cell office:value-type="float" office:value="-0.10773244" calcext:value-type="float">
            <text:p>-0.10773244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F, r, F, L,C</text:p>
          </table:table-cell>
          <table:table-cell office:value-type="float" office:value="-0.10766964" calcext:value-type="float">
            <text:p>-0.10766964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, r, F, L,C</text:p>
          </table:table-cell>
          <table:table-cell table:style-name="ce1" office:value-type="float" office:value="-0.10766022" calcext:value-type="float">
            <text:p>-0.10766022</text:p>
          </table:table-cell>
          <table:table-cell table:style-name="ce1" office:value-type="string" calcext:value-type="string">
            <text:p>Period 4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 L,C</text:p>
          </table:table-cell>
          <table:table-cell office:value-type="float" office:value="-0.10766022" calcext:value-type="float">
            <text:p>-0.10766022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 L, L,0</text:p>
          </table:table-cell>
          <table:table-cell office:value-type="float" office:value="-0.10759899" calcext:value-type="float">
            <text:p>-0.10759899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 L, L,C</text:p>
          </table:table-cell>
          <table:table-cell office:value-type="float" office:value="-0.10757544" calcext:value-type="float">
            <text:p>-0.1075754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 L, L,P</text:p>
          </table:table-cell>
          <table:table-cell office:value-type="float" office:value="-0.10755817" calcext:value-type="float">
            <text:p>-0.1075581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 L,0</text:p>
          </table:table-cell>
          <table:table-cell office:value-type="float" office:value="-0.10753933" calcext:value-type="float">
            <text:p>-0.10753933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 L, r,P</text:p>
          </table:table-cell>
          <table:table-cell office:value-type="float" office:value="-0.10751264" calcext:value-type="float">
            <text:p>-0.1075126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C</text:p>
          </table:table-cell>
          <table:table-cell office:value-type="float" office:value="-0.10747496" calcext:value-type="float">
            <text:p>-0.10747496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 F, r,P</text:p>
          </table:table-cell>
          <table:table-cell office:value-type="float" office:value="-0.10744356" calcext:value-type="float">
            <text:p>-0.1074435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 F,0</text:p>
          </table:table-cell>
          <table:table-cell office:value-type="float" office:value="-0.10742315" calcext:value-type="float">
            <text:p>-0.10742315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 F, L,P</text:p>
          </table:table-cell>
          <table:table-cell office:value-type="float" office:value="-0.10741216" calcext:value-type="float">
            <text:p>-0.1074121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 F, L,C</text:p>
          </table:table-cell>
          <table:table-cell office:value-type="float" office:value="-0.10740274" calcext:value-type="float">
            <text:p>-0.1074027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 F, L,0</text:p>
          </table:table-cell>
          <table:table-cell office:value-type="float" office:value="-0.10739332" calcext:value-type="float">
            <text:p>-0.10739332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 F,C</text:p>
          </table:table-cell>
          <table:table-cell office:value-type="float" office:value="-0.10738076" calcext:value-type="float">
            <text:p>-0.10738076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 F, F,0</text:p>
          </table:table-cell>
          <table:table-cell office:value-type="float" office:value="-0.10736663" calcext:value-type="float">
            <text:p>-0.10736663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F, F, F,C</text:p>
          </table:table-cell>
          <table:table-cell office:value-type="float" office:value="-0.1073525" calcext:value-type="float">
            <text:p>-0.1073525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P</text:p>
          </table:table-cell>
          <table:table-cell office:value-type="float" office:value="-0.10733366" calcext:value-type="float">
            <text:p>-0.10733366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R,P</text:p>
          </table:table-cell>
          <table:table-cell office:value-type="float" office:value="-0.10733366" calcext:value-type="float">
            <text:p>-0.10733366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R, R, R,P</text:p>
          </table:table-cell>
          <table:table-cell office:value-type="float" office:value="-0.10733366" calcext:value-type="float">
            <text:p>-0.1073336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R, R,P</text:p>
          </table:table-cell>
          <table:table-cell office:value-type="float" office:value="-0.10733366" calcext:value-type="float">
            <text:p>-0.10733366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0</text:p>
          </table:table-cell>
          <table:table-cell office:value-type="float" office:value="-0.10713584" calcext:value-type="float">
            <text:p>-0.10713584</text:p>
          </table:table-cell>
          <table:table-cell office:value-type="string" calcext:value-type="string">
            <text:p>PREZERO after 5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P</text:p>
          </table:table-cell>
          <table:table-cell office:value-type="float" office:value="-0.10701652" calcext:value-type="float">
            <text:p>-0.10701652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P</text:p>
          </table:table-cell>
          <table:table-cell office:value-type="float" office:value="-0.10701652" calcext:value-type="float">
            <text:p>-0.10701652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F, F,P</text:p>
          </table:table-cell>
          <table:table-cell office:value-type="float" office:value="-0.10701652" calcext:value-type="float">
            <text:p>-0.1070165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F,P</text:p>
          </table:table-cell>
          <table:table-cell office:value-type="float" office:value="-0.10701652" calcext:value-type="float">
            <text:p>-0.10701652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F, F,C</text:p>
          </table:table-cell>
          <table:table-cell office:value-type="float" office:value="-0.10701024" calcext:value-type="float">
            <text:p>-0.1070102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F, F,0</text:p>
          </table:table-cell>
          <table:table-cell office:value-type="float" office:value="-0.10700553" calcext:value-type="float">
            <text:p>-0.10700553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F,C</text:p>
          </table:table-cell>
          <table:table-cell office:value-type="float" office:value="-0.10700082" calcext:value-type="float">
            <text:p>-0.10700082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F, L,0</text:p>
          </table:table-cell>
          <table:table-cell office:value-type="float" office:value="-0.10699768" calcext:value-type="float">
            <text:p>-0.10699768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F, L,C</text:p>
          </table:table-cell>
          <table:table-cell office:value-type="float" office:value="-0.10699611" calcext:value-type="float">
            <text:p>-0.1069961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F, L,P</text:p>
          </table:table-cell>
          <table:table-cell office:value-type="float" office:value="-0.10699297" calcext:value-type="float">
            <text:p>-0.1069929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F,0</text:p>
          </table:table-cell>
          <table:table-cell office:value-type="float" office:value="-0.1069914" calcext:value-type="float">
            <text:p>-0.1069914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F, r,P</text:p>
          </table:table-cell>
          <table:table-cell office:value-type="float" office:value="-0.10698669" calcext:value-type="float">
            <text:p>-0.1069866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C</text:p>
          </table:table-cell>
          <table:table-cell office:value-type="float" office:value="-0.10698041" calcext:value-type="float">
            <text:p>-0.10698041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L, r,P</text:p>
          </table:table-cell>
          <table:table-cell office:value-type="float" office:value="-0.1069757" calcext:value-type="float">
            <text:p>-0.106975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L,0</text:p>
          </table:table-cell>
          <table:table-cell office:value-type="float" office:value="-0.10697256" calcext:value-type="float">
            <text:p>-0.10697256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L, L,P</text:p>
          </table:table-cell>
          <table:table-cell office:value-type="float" office:value="-0.10697099" calcext:value-type="float">
            <text:p>-0.1069709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L, L,C</text:p>
          </table:table-cell>
          <table:table-cell office:value-type="float" office:value="-0.10696942" calcext:value-type="float">
            <text:p>-0.10696942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L, L,0</text:p>
          </table:table-cell>
          <table:table-cell office:value-type="float" office:value="-0.10696785" calcext:value-type="float">
            <text:p>-0.1069678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L,C</text:p>
          </table:table-cell>
          <table:table-cell office:value-type="float" office:value="-0.10696628" calcext:value-type="float">
            <text:p>-0.10696628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L, F,0</text:p>
          </table:table-cell>
          <table:table-cell office:value-type="float" office:value="-0.10696471" calcext:value-type="float">
            <text:p>-0.10696471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L, F,C</text:p>
          </table:table-cell>
          <table:table-cell office:value-type="float" office:value="-0.10696314" calcext:value-type="float">
            <text:p>-0.1069631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L, R,P</text:p>
          </table:table-cell>
          <table:table-cell office:value-type="float" office:value="-0.10696" calcext:value-type="float">
            <text:p>-0.1069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L,P</text:p>
          </table:table-cell>
          <table:table-cell office:value-type="float" office:value="-0.10696" calcext:value-type="float">
            <text:p>-0.10696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0</text:p>
          </table:table-cell>
          <table:table-cell office:value-type="float" office:value="-0.10695372" calcext:value-type="float">
            <text:p>-0.10695372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r, F,P</text:p>
          </table:table-cell>
          <table:table-cell office:value-type="float" office:value="-0.10694116" calcext:value-type="float">
            <text:p>-0.1069411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r,P</text:p>
          </table:table-cell>
          <table:table-cell office:value-type="float" office:value="-0.10694116" calcext:value-type="float">
            <text:p>-0.10694116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F, r, F,C</text:p>
          </table:table-cell>
          <table:table-cell office:value-type="float" office:value="-0.10693331" calcext:value-type="float">
            <text:p>-0.1069333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C</text:p>
          </table:table-cell>
          <table:table-cell office:value-type="float" office:value="-0.10692389" calcext:value-type="float">
            <text:p>-0.10692389</text:p>
          </table:table-cell>
          <table:table-cell office:value-type="string" calcext:value-type="string">
            <text:p>Period 6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r, F,C</text:p>
          </table:table-cell>
          <table:table-cell office:value-type="float" office:value="-0.10691604" calcext:value-type="float">
            <text:p>-0.1069160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r, R,P</text:p>
          </table:table-cell>
          <table:table-cell office:value-type="float" office:value="-0.10690819" calcext:value-type="float">
            <text:p>-0.1069081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r,P</text:p>
          </table:table-cell>
          <table:table-cell office:value-type="float" office:value="-0.10690819" calcext:value-type="float">
            <text:p>-0.10690819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0</text:p>
          </table:table-cell>
          <table:table-cell office:value-type="float" office:value="-0.10689877" calcext:value-type="float">
            <text:p>-0.10689877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L, F,P</text:p>
          </table:table-cell>
          <table:table-cell office:value-type="float" office:value="-0.10689249" calcext:value-type="float">
            <text:p>-0.1068924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L,P</text:p>
          </table:table-cell>
          <table:table-cell office:value-type="float" office:value="-0.10689249" calcext:value-type="float">
            <text:p>-0.10689249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L, F,C</text:p>
          </table:table-cell>
          <table:table-cell office:value-type="float" office:value="-0.10689092" calcext:value-type="float">
            <text:p>-0.10689092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L, F,0</text:p>
          </table:table-cell>
          <table:table-cell office:value-type="float" office:value="-0.10688935" calcext:value-type="float">
            <text:p>-0.1068893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L,C</text:p>
          </table:table-cell>
          <table:table-cell office:value-type="float" office:value="-0.10688778" calcext:value-type="float">
            <text:p>-0.10688778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L, L,</text:p>
          </table:table-cell>
          <table:table-cell office:value-type="float" office:value="-0.10688621" calcext:value-type="float">
            <text:p>-0.106886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, r, F, L, L, L, L, L, L,P</text:p>
          </table:table-cell>
          <table:table-cell office:value-type="float" office:value="-0.10688464" calcext:value-type="float">
            <text:p>-0.1068846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L,0</text:p>
          </table:table-cell>
          <table:table-cell office:value-type="float" office:value="-0.10688307" calcext:value-type="float">
            <text:p>-0.10688307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L, r,P</text:p>
          </table:table-cell>
          <table:table-cell office:value-type="float" office:value="-0.1068815" calcext:value-type="float">
            <text:p>-0.106881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C</text:p>
          </table:table-cell>
          <table:table-cell office:value-type="float" office:value="-0.10687836" calcext:value-type="float">
            <text:p>-0.10687836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F, r,P</text:p>
          </table:table-cell>
          <table:table-cell office:value-type="float" office:value="-0.10687365" calcext:value-type="float">
            <text:p>-0.1068736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F,0</text:p>
          </table:table-cell>
          <table:table-cell office:value-type="float" office:value="-0.10687208" calcext:value-type="float">
            <text:p>-0.10687208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F, L,P</text:p>
          </table:table-cell>
          <table:table-cell office:value-type="float" office:value="-0.10687051" calcext:value-type="float">
            <text:p>-0.1068705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F, L,C</text:p>
          </table:table-cell>
          <table:table-cell office:value-type="float" office:value="-0.10686894" calcext:value-type="float">
            <text:p>-0.1068689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F, L,0</text:p>
          </table:table-cell>
          <table:table-cell office:value-type="float" office:value="-0.10686737" calcext:value-type="float">
            <text:p>-0.10686737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F,C</text:p>
          </table:table-cell>
          <table:table-cell office:value-type="float" office:value="-0.1068658" calcext:value-type="float">
            <text:p>-0.1068658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F, F,0</text:p>
          </table:table-cell>
          <table:table-cell office:value-type="float" office:value="-0.10686266" calcext:value-type="float">
            <text:p>-0.1068626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F, F,C</text:p>
          </table:table-cell>
          <table:table-cell office:value-type="float" office:value="-0.10686109" calcext:value-type="float">
            <text:p>-0.1068610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P</text:p>
          </table:table-cell>
          <table:table-cell office:value-type="float" office:value="-0.10685795" calcext:value-type="float">
            <text:p>-0.10685795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R, R,P</text:p>
          </table:table-cell>
          <table:table-cell office:value-type="float" office:value="-0.10685795" calcext:value-type="float">
            <text:p>-0.1068579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L, R,P</text:p>
          </table:table-cell>
          <table:table-cell office:value-type="float" office:value="-0.10685795" calcext:value-type="float">
            <text:p>-0.10685795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0</text:p>
          </table:table-cell>
          <table:table-cell office:value-type="float" office:value="-0.10683126" calcext:value-type="float">
            <text:p>-0.10683126</text:p>
          </table:table-cell>
          <table:table-cell office:value-type="string" calcext:value-type="string">
            <text:p>PREZERO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r,P</text:p>
          </table:table-cell>
          <table:table-cell office:value-type="float" office:value="-0.10678573" calcext:value-type="float">
            <text:p>-0.10678573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r, F, F,P</text:p>
          </table:table-cell>
          <table:table-cell office:value-type="float" office:value="-0.10678573" calcext:value-type="float">
            <text:p>-0.1067857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r, F,P</text:p>
          </table:table-cell>
          <table:table-cell office:value-type="float" office:value="-0.10678573" calcext:value-type="float">
            <text:p>-0.10678573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r, F, F,C</text:p>
          </table:table-cell>
          <table:table-cell office:value-type="float" office:value="-0.10677474" calcext:value-type="float">
            <text:p>-0.1067747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r, F, F,0</text:p>
          </table:table-cell>
          <table:table-cell office:value-type="float" office:value="-0.10676375" calcext:value-type="float">
            <text:p>-0.1067637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r, F,C</text:p>
          </table:table-cell>
          <table:table-cell office:value-type="float" office:value="-0.10675119" calcext:value-type="float">
            <text:p>-0.10675119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L, r, F, L,0</text:p>
          </table:table-cell>
          <table:table-cell office:value-type="float" office:value="-0.10673235" calcext:value-type="float">
            <text:p>-0.1067323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C</text:p>
          </table:table-cell>
          <table:table-cell office:value-type="float" office:value="-0.10671194" calcext:value-type="float">
            <text:p>-0.10671194</text:p>
          </table:table-cell>
          <table:table-cell office:value-type="string" calcext:value-type="string">
            <text:p>Period 5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r, F, L,0</text:p>
          </table:table-cell>
          <table:table-cell office:value-type="float" office:value="-0.10669153" calcext:value-type="float">
            <text:p>-0.10669153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r, F,C</text:p>
          </table:table-cell>
          <table:table-cell office:value-type="float" office:value="-0.10667269" calcext:value-type="float">
            <text:p>-0.10667269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r, F, F,0</text:p>
          </table:table-cell>
          <table:table-cell office:value-type="float" office:value="-0.10665856" calcext:value-type="float">
            <text:p>-0.1066585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r, F, F,C</text:p>
          </table:table-cell>
          <table:table-cell office:value-type="float" office:value="-0.10664757" calcext:value-type="float">
            <text:p>-0.10664757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r,P</text:p>
          </table:table-cell>
          <table:table-cell office:value-type="float" office:value="-0.10663344" calcext:value-type="float">
            <text:p>-0.10663344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r, R, R,P</text:p>
          </table:table-cell>
          <table:table-cell office:value-type="float" office:value="-0.10663344" calcext:value-type="float">
            <text:p>-0.1066334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r, R,P</text:p>
          </table:table-cell>
          <table:table-cell office:value-type="float" office:value="-0.10663344" calcext:value-type="float">
            <text:p>-0.10663344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0</text:p>
          </table:table-cell>
          <table:table-cell office:value-type="float" office:value="-0.10658006" calcext:value-type="float">
            <text:p>-0.10658006</text:p>
          </table:table-cell>
          <table:table-cell office:value-type="string" calcext:value-type="string">
            <text:p>PREZERO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P</text:p>
          </table:table-cell>
          <table:table-cell office:value-type="float" office:value="-0.10654552" calcext:value-type="float">
            <text:p>-0.10654552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F, F,P</text:p>
          </table:table-cell>
          <table:table-cell office:value-type="float" office:value="-0.10654552" calcext:value-type="float">
            <text:p>-0.1065455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F,P</text:p>
          </table:table-cell>
          <table:table-cell office:value-type="float" office:value="-0.10654552" calcext:value-type="float">
            <text:p>-0.10654552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F, F,C</text:p>
          </table:table-cell>
          <table:table-cell office:value-type="float" office:value="-0.10654081" calcext:value-type="float">
            <text:p>-0.1065408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F, F,0</text:p>
          </table:table-cell>
          <table:table-cell office:value-type="float" office:value="-0.10653767" calcext:value-type="float">
            <text:p>-0.10653767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F,C</text:p>
          </table:table-cell>
          <table:table-cell office:value-type="float" office:value="-0.10653453" calcext:value-type="float">
            <text:p>-0.10653453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F, L,0</text:p>
          </table:table-cell>
          <table:table-cell office:value-type="float" office:value="-0.10653296" calcext:value-type="float">
            <text:p>-0.1065329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F, L,C</text:p>
          </table:table-cell>
          <table:table-cell office:value-type="float" office:value="-0.10653139" calcext:value-type="float">
            <text:p>-0.1065313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F, L,P</text:p>
          </table:table-cell>
          <table:table-cell office:value-type="float" office:value="-0.10652825" calcext:value-type="float">
            <text:p>-0.1065282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F,0</text:p>
          </table:table-cell>
          <table:table-cell office:value-type="float" office:value="-0.10652668" calcext:value-type="float">
            <text:p>-0.10652668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F, r,P</text:p>
          </table:table-cell>
          <table:table-cell office:value-type="float" office:value="-0.10652354" calcext:value-type="float">
            <text:p>-0.1065235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C</text:p>
          </table:table-cell>
          <table:table-cell office:value-type="float" office:value="-0.10651883" calcext:value-type="float">
            <text:p>-0.10651883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L, r,P</text:p>
          </table:table-cell>
          <table:table-cell office:value-type="float" office:value="-0.10651255" calcext:value-type="float">
            <text:p>-0.1065125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L,0</text:p>
          </table:table-cell>
          <table:table-cell office:value-type="float" office:value="-0.10650941" calcext:value-type="float">
            <text:p>-0.10650941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L, L,P</text:p>
          </table:table-cell>
          <table:table-cell office:value-type="float" office:value="-0.10650784" calcext:value-type="float">
            <text:p>-0.1065078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L, L,C</text:p>
          </table:table-cell>
          <table:table-cell office:value-type="float" office:value="-0.10650627" calcext:value-type="float">
            <text:p>-0.10650627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L, L,0</text:p>
          </table:table-cell>
          <table:table-cell office:value-type="float" office:value="-0.1065047" calcext:value-type="float">
            <text:p>-0.1065047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L,C</text:p>
          </table:table-cell>
          <table:table-cell office:value-type="float" office:value="-0.10650313" calcext:value-type="float">
            <text:p>-0.10650313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L, F,0</text:p>
          </table:table-cell>
          <table:table-cell office:value-type="float" office:value="-0.10650156" calcext:value-type="float">
            <text:p>-0.1065015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L, F,C</text:p>
          </table:table-cell>
          <table:table-cell office:value-type="float" office:value="-0.10649999" calcext:value-type="float">
            <text:p>-0.1064999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L, R,P</text:p>
          </table:table-cell>
          <table:table-cell office:value-type="float" office:value="-0.10649685" calcext:value-type="float">
            <text:p>-0.1064968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L,P</text:p>
          </table:table-cell>
          <table:table-cell office:value-type="float" office:value="-0.10649685" calcext:value-type="float">
            <text:p>-0.10649685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0</text:p>
          </table:table-cell>
          <table:table-cell office:value-type="float" office:value="-0.106489" calcext:value-type="float">
            <text:p>-0.106489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r, F,P</text:p>
          </table:table-cell>
          <table:table-cell office:value-type="float" office:value="-0.1064733" calcext:value-type="float">
            <text:p>-0.106473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r,P</text:p>
          </table:table-cell>
          <table:table-cell office:value-type="float" office:value="-0.1064733" calcext:value-type="float">
            <text:p>-0.1064733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L, r, F,C</text:p>
          </table:table-cell>
          <table:table-cell office:value-type="float" office:value="-0.10646231" calcext:value-type="float">
            <text:p>-0.1064623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C</text:p>
          </table:table-cell>
          <table:table-cell office:value-type="float" office:value="-0.10644975" calcext:value-type="float">
            <text:p>-0.10644975</text:p>
          </table:table-cell>
          <table:table-cell office:value-type="string" calcext:value-type="string">
            <text:p>Period 6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r, F,C</text:p>
          </table:table-cell>
          <table:table-cell office:value-type="float" office:value="-0.10643719" calcext:value-type="float">
            <text:p>-0.1064371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r, R,P</text:p>
          </table:table-cell>
          <table:table-cell office:value-type="float" office:value="-0.10642306" calcext:value-type="float">
            <text:p>-0.1064230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r,P</text:p>
          </table:table-cell>
          <table:table-cell office:value-type="float" office:value="-0.10642306" calcext:value-type="float">
            <text:p>-0.10642306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0</text:p>
          </table:table-cell>
          <table:table-cell office:value-type="float" office:value="-0.10640422" calcext:value-type="float">
            <text:p>-0.10640422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L, F,P</text:p>
          </table:table-cell>
          <table:table-cell office:value-type="float" office:value="-0.10639009" calcext:value-type="float">
            <text:p>-0.1063900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L,P</text:p>
          </table:table-cell>
          <table:table-cell office:value-type="float" office:value="-0.10639009" calcext:value-type="float">
            <text:p>-0.10639009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L, F,C</text:p>
          </table:table-cell>
          <table:table-cell office:value-type="float" office:value="-0.10638695" calcext:value-type="float">
            <text:p>-0.10638695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L, F,0</text:p>
          </table:table-cell>
          <table:table-cell office:value-type="float" office:value="-0.10638381" calcext:value-type="float">
            <text:p>-0.10638381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L,C</text:p>
          </table:table-cell>
          <table:table-cell office:value-type="float" office:value="-0.10638067" calcext:value-type="float">
            <text:p>-0.10638067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L, L,0</text:p>
          </table:table-cell>
          <table:table-cell office:value-type="float" office:value="-0.10637753" calcext:value-type="float">
            <text:p>-0.10637753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L, L,C</text:p>
          </table:table-cell>
          <table:table-cell office:value-type="float" office:value="-0.10637439" calcext:value-type="float">
            <text:p>-0.1063743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L, L,P</text:p>
          </table:table-cell>
          <table:table-cell office:value-type="float" office:value="-0.10637282" calcext:value-type="float">
            <text:p>-0.1063728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L,0</text:p>
          </table:table-cell>
          <table:table-cell office:value-type="float" office:value="-0.10636968" calcext:value-type="float">
            <text:p>-0.10636968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L, r,P</text:p>
          </table:table-cell>
          <table:table-cell office:value-type="float" office:value="-0.1063634" calcext:value-type="float">
            <text:p>-0.106363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C</text:p>
          </table:table-cell>
          <table:table-cell office:value-type="float" office:value="-0.10635398" calcext:value-type="float">
            <text:p>-0.10635398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F, r,P</text:p>
          </table:table-cell>
          <table:table-cell office:value-type="float" office:value="-0.10634299" calcext:value-type="float">
            <text:p>-0.1063429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F,0</text:p>
          </table:table-cell>
          <table:table-cell office:value-type="float" office:value="-0.10633514" calcext:value-type="float">
            <text:p>-0.10633514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F, L,P</text:p>
          </table:table-cell>
          <table:table-cell office:value-type="float" office:value="-0.10633043" calcext:value-type="float">
            <text:p>-0.1063304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F, L,C</text:p>
          </table:table-cell>
          <table:table-cell office:value-type="float" office:value="-0.10632572" calcext:value-type="float">
            <text:p>-0.10632572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F, L,0</text:p>
          </table:table-cell>
          <table:table-cell office:value-type="float" office:value="-0.10632101" calcext:value-type="float">
            <text:p>-0.10632101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F,C</text:p>
          </table:table-cell>
          <table:table-cell office:value-type="float" office:value="-0.10631473" calcext:value-type="float">
            <text:p>-0.10631473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F, F,0</text:p>
          </table:table-cell>
          <table:table-cell office:value-type="float" office:value="-0.10630688" calcext:value-type="float">
            <text:p>-0.10630688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F, F, F, F,C</text:p>
          </table:table-cell>
          <table:table-cell office:value-type="float" office:value="-0.10629746" calcext:value-type="float">
            <text:p>-0.10629746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P</text:p>
          </table:table-cell>
          <table:table-cell office:value-type="float" office:value="-0.10628333" calcext:value-type="float">
            <text:p>-0.10628333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P</text:p>
          </table:table-cell>
          <table:table-cell office:value-type="float" office:value="-0.10628333" calcext:value-type="float">
            <text:p>-0.10628333</text:p>
          </table:table-cell>
          <table:table-cell office:value-type="string" calcext:value-type="string">
            <text:p>PREFIXED after 5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R,P</text:p>
          </table:table-cell>
          <table:table-cell office:value-type="float" office:value="-0.10628333" calcext:value-type="float">
            <text:p>-0.10628333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R, R, R,P</text:p>
          </table:table-cell>
          <table:table-cell office:value-type="float" office:value="-0.10628333" calcext:value-type="float">
            <text:p>-0.1062833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L, R, R, R,P</text:p>
          </table:table-cell>
          <table:table-cell office:value-type="float" office:value="-0.10628333" calcext:value-type="float">
            <text:p>-0.10628333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0</text:p>
          </table:table-cell>
          <table:table-cell office:value-type="float" office:value="-0.10570243" calcext:value-type="float">
            <text:p>-0.10570243</text:p>
          </table:table-cell>
          <table:table-cell office:value-type="string" calcext:value-type="string">
            <text:p>PREZERO after 4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P</text:p>
          </table:table-cell>
          <table:table-cell office:value-type="float" office:value="-0.10465053" calcext:value-type="float">
            <text:p>-0.10465053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P</text:p>
          </table:table-cell>
          <table:table-cell office:value-type="float" office:value="-0.10465053" calcext:value-type="float">
            <text:p>-0.10465053</text:p>
          </table:table-cell>
          <table:table-cell office:value-type="string" calcext:value-type="string">
            <text:p>PREFIXED after 5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P</text:p>
          </table:table-cell>
          <table:table-cell office:value-type="float" office:value="-0.10465053" calcext:value-type="float">
            <text:p>-0.10465053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F, F,P</text:p>
          </table:table-cell>
          <table:table-cell office:value-type="float" office:value="-0.10465053" calcext:value-type="float">
            <text:p>-0.1046505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F,P</text:p>
          </table:table-cell>
          <table:table-cell office:value-type="float" office:value="-0.10465053" calcext:value-type="float">
            <text:p>-0.10465053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F, F,C</text:p>
          </table:table-cell>
          <table:table-cell office:value-type="float" office:value="-0.10459715" calcext:value-type="float">
            <text:p>-0.10459715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F, F,0</text:p>
          </table:table-cell>
          <table:table-cell office:value-type="float" office:value="-0.10456104" calcext:value-type="float">
            <text:p>-0.10456104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F,C</text:p>
          </table:table-cell>
          <table:table-cell office:value-type="float" office:value="-0.10452964" calcext:value-type="float">
            <text:p>-0.10452964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F, L,0</text:p>
          </table:table-cell>
          <table:table-cell office:value-type="float" office:value="-0.10450295" calcext:value-type="float">
            <text:p>-0.1045029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F, L,C</text:p>
          </table:table-cell>
          <table:table-cell office:value-type="float" office:value="-0.10448097" calcext:value-type="float">
            <text:p>-0.10448097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F, L,P</text:p>
          </table:table-cell>
          <table:table-cell office:value-type="float" office:value="-0.10446213" calcext:value-type="float">
            <text:p>-0.1044621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F,0</text:p>
          </table:table-cell>
          <table:table-cell office:value-type="float" office:value="-0.10443701" calcext:value-type="float">
            <text:p>-0.10443701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F, r,P</text:p>
          </table:table-cell>
          <table:table-cell office:value-type="float" office:value="-0.10439776" calcext:value-type="float">
            <text:p>-0.1043977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C</text:p>
          </table:table-cell>
          <table:table-cell office:value-type="float" office:value="-0.10434752" calcext:value-type="float">
            <text:p>-0.10434752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L, r,P</text:p>
          </table:table-cell>
          <table:table-cell office:value-type="float" office:value="-0.10430042" calcext:value-type="float">
            <text:p>-0.1043004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L,0</text:p>
          </table:table-cell>
          <table:table-cell office:value-type="float" office:value="-0.10426588" calcext:value-type="float">
            <text:p>-0.10426588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L, L,P</text:p>
          </table:table-cell>
          <table:table-cell office:value-type="float" office:value="-0.10424547" calcext:value-type="float">
            <text:p>-0.1042454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L, L,C</text:p>
          </table:table-cell>
          <table:table-cell office:value-type="float" office:value="-0.10423134" calcext:value-type="float">
            <text:p>-0.1042313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L, L,0</text:p>
          </table:table-cell>
          <table:table-cell office:value-type="float" office:value="-0.10421564" calcext:value-type="float">
            <text:p>-0.10421564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L,C</text:p>
          </table:table-cell>
          <table:table-cell office:value-type="float" office:value="-0.1041968" calcext:value-type="float">
            <text:p>-0.1041968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L, F,0</text:p>
          </table:table-cell>
          <table:table-cell office:value-type="float" office:value="-0.10417482" calcext:value-type="float">
            <text:p>-0.10417482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L, F,C</text:p>
          </table:table-cell>
          <table:table-cell office:value-type="float" office:value="-0.10415441" calcext:value-type="float">
            <text:p>-0.1041544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L, R,P</text:p>
          </table:table-cell>
          <table:table-cell office:value-type="float" office:value="-0.10412615" calcext:value-type="float">
            <text:p>-0.1041261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L,P</text:p>
          </table:table-cell>
          <table:table-cell office:value-type="float" office:value="-0.10412615" calcext:value-type="float">
            <text:p>-0.10412615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0</text:p>
          </table:table-cell>
          <table:table-cell office:value-type="float" office:value="-0.10402881" calcext:value-type="float">
            <text:p>-0.10402881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r, F,P</text:p>
          </table:table-cell>
          <table:table-cell office:value-type="float" office:value="-0.10383413" calcext:value-type="float">
            <text:p>-0.1038341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r,P</text:p>
          </table:table-cell>
          <table:table-cell office:value-type="float" office:value="-0.10383413" calcext:value-type="float">
            <text:p>-0.10383413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 F, r, F,C</text:p>
          </table:table-cell>
          <table:table-cell office:value-type="float" office:value="-0.10352327" calcext:value-type="float">
            <text:p>-0.10352327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L, r, F,C</text:p>
          </table:table-cell>
          <table:table-cell office:value-type="float" office:value="-0.10336156" calcext:value-type="float">
            <text:p>-0.10336156</text:p>
          </table:table-cell>
          <table:table-cell office:value-type="string" calcext:value-type="string">
            <text:p>Period 6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C</text:p>
          </table:table-cell>
          <table:table-cell office:value-type="float" office:value="-0.10314333" calcext:value-type="float">
            <text:p>-0.10314333</text:p>
          </table:table-cell>
          <table:table-cell office:value-type="string" calcext:value-type="string">
            <text:p>Period 6 orb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, r, F,C</text:p>
          </table:table-cell>
          <table:table-cell table:style-name="ce1" office:value-type="float" office:value="-0.10314333" calcext:value-type="float">
            <text:p>-0.10314333</text:p>
          </table:table-cell>
          <table:table-cell table:style-name="ce1" office:value-type="string" calcext:value-type="string">
            <text:p>Period 3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r, F,C</text:p>
          </table:table-cell>
          <table:table-cell office:value-type="float" office:value="-0.10314333" calcext:value-type="float">
            <text:p>-0.10314333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r, R,P</text:p>
          </table:table-cell>
          <table:table-cell office:value-type="float" office:value="-0.10266291" calcext:value-type="float">
            <text:p>-0.1026629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r,P</text:p>
          </table:table-cell>
          <table:table-cell office:value-type="float" office:value="-0.10266291" calcext:value-type="float">
            <text:p>-0.10266291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0</text:p>
          </table:table-cell>
          <table:table-cell office:value-type="float" office:value="-0.1024384" calcext:value-type="float">
            <text:p>-0.1024384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L, F,P</text:p>
          </table:table-cell>
          <table:table-cell office:value-type="float" office:value="-0.10232536" calcext:value-type="float">
            <text:p>-0.1023253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L,P</text:p>
          </table:table-cell>
          <table:table-cell office:value-type="float" office:value="-0.10232536" calcext:value-type="float">
            <text:p>-0.10232536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L, F,C</text:p>
          </table:table-cell>
          <table:table-cell office:value-type="float" office:value="-0.10229396" calcext:value-type="float">
            <text:p>-0.10229396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L, F,0</text:p>
          </table:table-cell>
          <table:table-cell office:value-type="float" office:value="-0.10226727" calcext:value-type="float">
            <text:p>-0.10226727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L,C</text:p>
          </table:table-cell>
          <table:table-cell office:value-type="float" office:value="-0.10224372" calcext:value-type="float">
            <text:p>-0.10224372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L, L,0</text:p>
          </table:table-cell>
          <table:table-cell office:value-type="float" office:value="-0.10222174" calcext:value-type="float">
            <text:p>-0.10222174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L, L,C</text:p>
          </table:table-cell>
          <table:table-cell office:value-type="float" office:value="-0.1022029" calcext:value-type="float">
            <text:p>-0.102202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L, L,P</text:p>
          </table:table-cell>
          <table:table-cell office:value-type="float" office:value="-0.10218406" calcext:value-type="float">
            <text:p>-0.1021840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L,0</text:p>
          </table:table-cell>
          <table:table-cell office:value-type="float" office:value="-0.10216051" calcext:value-type="float">
            <text:p>-0.10216051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L, r,P</text:p>
          </table:table-cell>
          <table:table-cell office:value-type="float" office:value="-0.10211655" calcext:value-type="float">
            <text:p>-0.1021165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C</text:p>
          </table:table-cell>
          <table:table-cell office:value-type="float" office:value="-0.10206631" calcext:value-type="float">
            <text:p>-0.10206631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F, r,P</text:p>
          </table:table-cell>
          <table:table-cell office:value-type="float" office:value="-0.10201293" calcext:value-type="float">
            <text:p>-0.1020129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F,0</text:p>
          </table:table-cell>
          <table:table-cell office:value-type="float" office:value="-0.10196269" calcext:value-type="float">
            <text:p>-0.10196269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F, L,P</text:p>
          </table:table-cell>
          <table:table-cell office:value-type="float" office:value="-0.10193129" calcext:value-type="float">
            <text:p>-0.1019312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F, L,C</text:p>
          </table:table-cell>
          <table:table-cell office:value-type="float" office:value="-0.10190774" calcext:value-type="float">
            <text:p>-0.1019077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F, L,0</text:p>
          </table:table-cell>
          <table:table-cell office:value-type="float" office:value="-0.10188105" calcext:value-type="float">
            <text:p>-0.1018810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F,C</text:p>
          </table:table-cell>
          <table:table-cell office:value-type="float" office:value="-0.10184965" calcext:value-type="float">
            <text:p>-0.10184965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F, F,0</text:p>
          </table:table-cell>
          <table:table-cell office:value-type="float" office:value="-0.1018104" calcext:value-type="float">
            <text:p>-0.1018104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F, F, F, F,C</text:p>
          </table:table-cell>
          <table:table-cell office:value-type="float" office:value="-0.10176487" calcext:value-type="float">
            <text:p>-0.10176487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R,P</text:p>
          </table:table-cell>
          <table:table-cell office:value-type="float" office:value="-0.1017005" calcext:value-type="float">
            <text:p>-0.1017005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P</text:p>
          </table:table-cell>
          <table:table-cell office:value-type="float" office:value="-0.1017005" calcext:value-type="float">
            <text:p>-0.1017005</text:p>
          </table:table-cell>
          <table:table-cell office:value-type="string" calcext:value-type="string">
            <text:p>PREFIXED after 5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R, R,P</text:p>
          </table:table-cell>
          <table:table-cell office:value-type="float" office:value="-0.1017005" calcext:value-type="float">
            <text:p>-0.1017005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R, R, R, R,P</text:p>
          </table:table-cell>
          <table:table-cell office:value-type="float" office:value="-0.1017005" calcext:value-type="float">
            <text:p>-0.101700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r, R, R, R,P</text:p>
          </table:table-cell>
          <table:table-cell office:value-type="float" office:value="-0.1017005" calcext:value-type="float">
            <text:p>-0.1017005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, r, F, F,0</text:p>
          </table:table-cell>
          <table:table-cell table:style-name="ce1" office:value-type="float" office:value="-0.10029849" calcext:value-type="float">
            <text:p>-0.10029849</text:p>
          </table:table-cell>
          <table:table-cell table:style-name="ce1" office:value-type="string" calcext:value-type="string">
            <text:p>PREZERO after 4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P</text:p>
          </table:table-cell>
          <table:table-cell office:value-type="float" office:value="-0.09941929" calcext:value-type="float">
            <text:p>-0.09941929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P</text:p>
          </table:table-cell>
          <table:table-cell office:value-type="float" office:value="-0.09941929" calcext:value-type="float">
            <text:p>-0.09941929</text:p>
          </table:table-cell>
          <table:table-cell office:value-type="string" calcext:value-type="string">
            <text:p>PREFIXED after 5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P</text:p>
          </table:table-cell>
          <table:table-cell office:value-type="float" office:value="-0.09941929" calcext:value-type="float">
            <text:p>-0.09941929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F, F,P</text:p>
          </table:table-cell>
          <table:table-cell office:value-type="float" office:value="-0.09941929" calcext:value-type="float">
            <text:p>-0.0994192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F,P</text:p>
          </table:table-cell>
          <table:table-cell office:value-type="float" office:value="-0.09941929" calcext:value-type="float">
            <text:p>-0.09941929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F, F,C</text:p>
          </table:table-cell>
          <table:table-cell office:value-type="float" office:value="-0.09939574" calcext:value-type="float">
            <text:p>-0.0993957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F, F,0</text:p>
          </table:table-cell>
          <table:table-cell office:value-type="float" office:value="-0.09938004" calcext:value-type="float">
            <text:p>-0.09938004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F,C</text:p>
          </table:table-cell>
          <table:table-cell office:value-type="float" office:value="-0.09936748" calcext:value-type="float">
            <text:p>-0.09936748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F, L,0</text:p>
          </table:table-cell>
          <table:table-cell office:value-type="float" office:value="-0.09935806" calcext:value-type="float">
            <text:p>-0.0993580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F, L,C</text:p>
          </table:table-cell>
          <table:table-cell office:value-type="float" office:value="-0.09934864" calcext:value-type="float">
            <text:p>-0.0993486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F, L,P</text:p>
          </table:table-cell>
          <table:table-cell office:value-type="float" office:value="-0.09934079" calcext:value-type="float">
            <text:p>-0.0993407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F,0</text:p>
          </table:table-cell>
          <table:table-cell office:value-type="float" office:value="-0.09933137" calcext:value-type="float">
            <text:p>-0.09933137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F, r,P</text:p>
          </table:table-cell>
          <table:table-cell office:value-type="float" office:value="-0.09931567" calcext:value-type="float">
            <text:p>-0.0993156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C</text:p>
          </table:table-cell>
          <table:table-cell office:value-type="float" office:value="-0.09930311" calcext:value-type="float">
            <text:p>-0.09930311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L, r,P</text:p>
          </table:table-cell>
          <table:table-cell office:value-type="float" office:value="-0.09929212" calcext:value-type="float">
            <text:p>-0.0992921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L,0</text:p>
          </table:table-cell>
          <table:table-cell office:value-type="float" office:value="-0.09927956" calcext:value-type="float">
            <text:p>-0.09927956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L, L,P</text:p>
          </table:table-cell>
          <table:table-cell office:value-type="float" office:value="-0.09927328" calcext:value-type="float">
            <text:p>-0.0992732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L, L,C</text:p>
          </table:table-cell>
          <table:table-cell office:value-type="float" office:value="-0.09926857" calcext:value-type="float">
            <text:p>-0.09926857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L, L,0</text:p>
          </table:table-cell>
          <table:table-cell office:value-type="float" office:value="-0.09926229" calcext:value-type="float">
            <text:p>-0.09926229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L,C</text:p>
          </table:table-cell>
          <table:table-cell office:value-type="float" office:value="-0.09925758" calcext:value-type="float">
            <text:p>-0.09925758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L, F,0</text:p>
          </table:table-cell>
          <table:table-cell office:value-type="float" office:value="-0.09925287" calcext:value-type="float">
            <text:p>-0.09925287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L, F,C</text:p>
          </table:table-cell>
          <table:table-cell office:value-type="float" office:value="-0.09924659" calcext:value-type="float">
            <text:p>-0.0992465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L, R,P</text:p>
          </table:table-cell>
          <table:table-cell office:value-type="float" office:value="-0.09923874" calcext:value-type="float">
            <text:p>-0.0992387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L,P</text:p>
          </table:table-cell>
          <table:table-cell office:value-type="float" office:value="-0.09923874" calcext:value-type="float">
            <text:p>-0.09923874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0</text:p>
          </table:table-cell>
          <table:table-cell office:value-type="float" office:value="-0.09921676" calcext:value-type="float">
            <text:p>-0.09921676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r, F,P</text:p>
          </table:table-cell>
          <table:table-cell office:value-type="float" office:value="-0.09917594" calcext:value-type="float">
            <text:p>-0.0991759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F, r,P</text:p>
          </table:table-cell>
          <table:table-cell office:value-type="float" office:value="-0.09917594" calcext:value-type="float">
            <text:p>-0.09917594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C</text:p>
          </table:table-cell>
          <table:table-cell office:value-type="float" office:value="-0.09914454" calcext:value-type="float">
            <text:p>-0.09914454</text:p>
          </table:table-cell>
          <table:table-cell office:value-type="string" calcext:value-type="string">
            <text:p>Period 6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r, R,P</text:p>
          </table:table-cell>
          <table:table-cell office:value-type="float" office:value="-0.09911471" calcext:value-type="float">
            <text:p>-0.0991147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r,P</text:p>
          </table:table-cell>
          <table:table-cell office:value-type="float" office:value="-0.09911471" calcext:value-type="float">
            <text:p>-0.09911471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0</text:p>
          </table:table-cell>
          <table:table-cell office:value-type="float" office:value="-0.09908174" calcext:value-type="float">
            <text:p>-0.09908174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L, F,P</text:p>
          </table:table-cell>
          <table:table-cell office:value-type="float" office:value="-0.09906604" calcext:value-type="float">
            <text:p>-0.0990660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L,P</text:p>
          </table:table-cell>
          <table:table-cell office:value-type="float" office:value="-0.09906604" calcext:value-type="float">
            <text:p>-0.09906604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L, F,C</text:p>
          </table:table-cell>
          <table:table-cell office:value-type="float" office:value="-0.09906133" calcext:value-type="float">
            <text:p>-0.09906133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L, F,0</text:p>
          </table:table-cell>
          <table:table-cell office:value-type="float" office:value="-0.09905662" calcext:value-type="float">
            <text:p>-0.09905662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L,C</text:p>
          </table:table-cell>
          <table:table-cell office:value-type="float" office:value="-0.09905348" calcext:value-type="float">
            <text:p>-0.09905348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L, L,0</text:p>
          </table:table-cell>
          <table:table-cell office:value-type="float" office:value="-0.09905034" calcext:value-type="float">
            <text:p>-0.09905034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L, L,C</text:p>
          </table:table-cell>
          <table:table-cell office:value-type="float" office:value="-0.0990472" calcext:value-type="float">
            <text:p>-0.0990472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L, L,P</text:p>
          </table:table-cell>
          <table:table-cell office:value-type="float" office:value="-0.09904406" calcext:value-type="float">
            <text:p>-0.0990440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L,0</text:p>
          </table:table-cell>
          <table:table-cell office:value-type="float" office:value="-0.09903935" calcext:value-type="float">
            <text:p>-0.09903935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L, r,P</text:p>
          </table:table-cell>
          <table:table-cell office:value-type="float" office:value="-0.09903307" calcext:value-type="float">
            <text:p>-0.0990330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C</text:p>
          </table:table-cell>
          <table:table-cell office:value-type="float" office:value="-0.09902679" calcext:value-type="float">
            <text:p>-0.09902679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F, r,P</text:p>
          </table:table-cell>
          <table:table-cell office:value-type="float" office:value="-0.09902051" calcext:value-type="float">
            <text:p>-0.0990205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F,0</text:p>
          </table:table-cell>
          <table:table-cell office:value-type="float" office:value="-0.09901109" calcext:value-type="float">
            <text:p>-0.09901109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F, L,P</text:p>
          </table:table-cell>
          <table:table-cell office:value-type="float" office:value="-0.09900638" calcext:value-type="float">
            <text:p>-0.0990063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F, L,C</text:p>
          </table:table-cell>
          <table:table-cell office:value-type="float" office:value="-0.09900324" calcext:value-type="float">
            <text:p>-0.0990032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F, L,0</text:p>
          </table:table-cell>
          <table:table-cell office:value-type="float" office:value="-0.0990001" calcext:value-type="float">
            <text:p>-0.0990001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F,C</text:p>
          </table:table-cell>
          <table:table-cell office:value-type="float" office:value="-0.09899539" calcext:value-type="float">
            <text:p>-0.09899539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F, F,0</text:p>
          </table:table-cell>
          <table:table-cell office:value-type="float" office:value="-0.09899068" calcext:value-type="float">
            <text:p>-0.09899068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F, F,C</text:p>
          </table:table-cell>
          <table:table-cell office:value-type="float" office:value="-0.0989844" calcext:value-type="float">
            <text:p>-0.098984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P</text:p>
          </table:table-cell>
          <table:table-cell office:value-type="float" office:value="-0.09897498" calcext:value-type="float">
            <text:p>-0.09897498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R, R,P</text:p>
          </table:table-cell>
          <table:table-cell office:value-type="float" office:value="-0.09897498" calcext:value-type="float">
            <text:p>-0.0989749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L, R,P</text:p>
          </table:table-cell>
          <table:table-cell office:value-type="float" office:value="-0.09897498" calcext:value-type="float">
            <text:p>-0.09897498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0</text:p>
          </table:table-cell>
          <table:table-cell office:value-type="float" office:value="-0.09891061" calcext:value-type="float">
            <text:p>-0.09891061</text:p>
          </table:table-cell>
          <table:table-cell office:value-type="string" calcext:value-type="string">
            <text:p>PREZERO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r,P</text:p>
          </table:table-cell>
          <table:table-cell office:value-type="float" office:value="-0.09879286" calcext:value-type="float">
            <text:p>-0.09879286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r, F, F,P</text:p>
          </table:table-cell>
          <table:table-cell office:value-type="float" office:value="-0.09879286" calcext:value-type="float">
            <text:p>-0.0987928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r, F,P</text:p>
          </table:table-cell>
          <table:table-cell office:value-type="float" office:value="-0.09879286" calcext:value-type="float">
            <text:p>-0.09879286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F, r, F, F,C</text:p>
          </table:table-cell>
          <table:table-cell office:value-type="float" office:value="-0.0987489" calcext:value-type="float">
            <text:p>-0.098748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C</text:p>
          </table:table-cell>
          <table:table-cell office:value-type="float" office:value="-0.09870023" calcext:value-type="float">
            <text:p>-0.09870023</text:p>
          </table:table-cell>
          <table:table-cell office:value-type="string" calcext:value-type="string">
            <text:p>Period 5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r, F, F,C</text:p>
          </table:table-cell>
          <table:table-cell office:value-type="float" office:value="-0.09865156" calcext:value-type="float">
            <text:p>-0.09865156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r,P</text:p>
          </table:table-cell>
          <table:table-cell office:value-type="float" office:value="-0.09861074" calcext:value-type="float">
            <text:p>-0.09861074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r, R, R,P</text:p>
          </table:table-cell>
          <table:table-cell office:value-type="float" office:value="-0.09861074" calcext:value-type="float">
            <text:p>-0.0986107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r, R,P</text:p>
          </table:table-cell>
          <table:table-cell office:value-type="float" office:value="-0.09861074" calcext:value-type="float">
            <text:p>-0.09861074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0</text:p>
          </table:table-cell>
          <table:table-cell office:value-type="float" office:value="-0.09850241" calcext:value-type="float">
            <text:p>-0.09850241</text:p>
          </table:table-cell>
          <table:table-cell office:value-type="string" calcext:value-type="string">
            <text:p>PREZERO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P</text:p>
          </table:table-cell>
          <table:table-cell office:value-type="float" office:value="-0.09844589" calcext:value-type="float">
            <text:p>-0.09844589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F, F,P</text:p>
          </table:table-cell>
          <table:table-cell office:value-type="float" office:value="-0.09844589" calcext:value-type="float">
            <text:p>-0.0984458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F,P</text:p>
          </table:table-cell>
          <table:table-cell office:value-type="float" office:value="-0.09844589" calcext:value-type="float">
            <text:p>-0.09844589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F, F,C</text:p>
          </table:table-cell>
          <table:table-cell office:value-type="float" office:value="-0.09843961" calcext:value-type="float">
            <text:p>-0.0984396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F, F,0</text:p>
          </table:table-cell>
          <table:table-cell office:value-type="float" office:value="-0.0984349" calcext:value-type="float">
            <text:p>-0.0984349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F,C</text:p>
          </table:table-cell>
          <table:table-cell office:value-type="float" office:value="-0.09843019" calcext:value-type="float">
            <text:p>-0.09843019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F, L,0</text:p>
          </table:table-cell>
          <table:table-cell office:value-type="float" office:value="-0.09842548" calcext:value-type="float">
            <text:p>-0.09842548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F, L,C</text:p>
          </table:table-cell>
          <table:table-cell office:value-type="float" office:value="-0.09842234" calcext:value-type="float">
            <text:p>-0.0984223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F, L,P</text:p>
          </table:table-cell>
          <table:table-cell office:value-type="float" office:value="-0.0984192" calcext:value-type="float">
            <text:p>-0.098419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F,0</text:p>
          </table:table-cell>
          <table:table-cell office:value-type="float" office:value="-0.09841606" calcext:value-type="float">
            <text:p>-0.09841606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F, r,P</text:p>
          </table:table-cell>
          <table:table-cell office:value-type="float" office:value="-0.09840978" calcext:value-type="float">
            <text:p>-0.0984097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C</text:p>
          </table:table-cell>
          <table:table-cell office:value-type="float" office:value="-0.0984035" calcext:value-type="float">
            <text:p>-0.0984035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L, r,P</text:p>
          </table:table-cell>
          <table:table-cell office:value-type="float" office:value="-0.09839879" calcext:value-type="float">
            <text:p>-0.0983987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L,0</text:p>
          </table:table-cell>
          <table:table-cell office:value-type="float" office:value="-0.09839251" calcext:value-type="float">
            <text:p>-0.09839251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L, L,P</text:p>
          </table:table-cell>
          <table:table-cell office:value-type="float" office:value="-0.09838937" calcext:value-type="float">
            <text:p>-0.0983893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L, L,C</text:p>
          </table:table-cell>
          <table:table-cell office:value-type="float" office:value="-0.0983878" calcext:value-type="float">
            <text:p>-0.0983878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L, L,0</text:p>
          </table:table-cell>
          <table:table-cell office:value-type="float" office:value="-0.09838466" calcext:value-type="float">
            <text:p>-0.0983846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L,C</text:p>
          </table:table-cell>
          <table:table-cell office:value-type="float" office:value="-0.09838152" calcext:value-type="float">
            <text:p>-0.09838152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L, F,0</text:p>
          </table:table-cell>
          <table:table-cell office:value-type="float" office:value="-0.09837995" calcext:value-type="float">
            <text:p>-0.0983799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L, F,C</text:p>
          </table:table-cell>
          <table:table-cell office:value-type="float" office:value="-0.09837681" calcext:value-type="float">
            <text:p>-0.0983768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L, R,P</text:p>
          </table:table-cell>
          <table:table-cell office:value-type="float" office:value="-0.0983721" calcext:value-type="float">
            <text:p>-0.098372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L,P</text:p>
          </table:table-cell>
          <table:table-cell office:value-type="float" office:value="-0.0983721" calcext:value-type="float">
            <text:p>-0.0983721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0</text:p>
          </table:table-cell>
          <table:table-cell office:value-type="float" office:value="-0.09835954" calcext:value-type="float">
            <text:p>-0.09835954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r, F,P</text:p>
          </table:table-cell>
          <table:table-cell office:value-type="float" office:value="-0.09833285" calcext:value-type="float">
            <text:p>-0.0983328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L, r,P</text:p>
          </table:table-cell>
          <table:table-cell office:value-type="float" office:value="-0.09833285" calcext:value-type="float">
            <text:p>-0.09833285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C</text:p>
          </table:table-cell>
          <table:table-cell office:value-type="float" office:value="-0.09831087" calcext:value-type="float">
            <text:p>-0.09831087</text:p>
          </table:table-cell>
          <table:table-cell office:value-type="string" calcext:value-type="string">
            <text:p>Period 6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r, R,P</text:p>
          </table:table-cell>
          <table:table-cell office:value-type="float" office:value="-0.09828889" calcext:value-type="float">
            <text:p>-0.0982888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r,P</text:p>
          </table:table-cell>
          <table:table-cell office:value-type="float" office:value="-0.09828889" calcext:value-type="float">
            <text:p>-0.09828889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0</text:p>
          </table:table-cell>
          <table:table-cell office:value-type="float" office:value="-0.09825906" calcext:value-type="float">
            <text:p>-0.09825906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L, F,P</text:p>
          </table:table-cell>
          <table:table-cell office:value-type="float" office:value="-0.09824336" calcext:value-type="float">
            <text:p>-0.0982433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L,P</text:p>
          </table:table-cell>
          <table:table-cell office:value-type="float" office:value="-0.09824336" calcext:value-type="float">
            <text:p>-0.09824336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L, F,C</text:p>
          </table:table-cell>
          <table:table-cell office:value-type="float" office:value="-0.09823708" calcext:value-type="float">
            <text:p>-0.09823708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L, F,0</text:p>
          </table:table-cell>
          <table:table-cell office:value-type="float" office:value="-0.09823394" calcext:value-type="float">
            <text:p>-0.09823394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L,C</text:p>
          </table:table-cell>
          <table:table-cell office:value-type="float" office:value="-0.09822923" calcext:value-type="float">
            <text:p>-0.09822923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L, L,0</text:p>
          </table:table-cell>
          <table:table-cell office:value-type="float" office:value="-0.09822609" calcext:value-type="float">
            <text:p>-0.09822609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L, L,C</text:p>
          </table:table-cell>
          <table:table-cell office:value-type="float" office:value="-0.09822295" calcext:value-type="float">
            <text:p>-0.09822295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L, L,P</text:p>
          </table:table-cell>
          <table:table-cell office:value-type="float" office:value="-0.09821981" calcext:value-type="float">
            <text:p>-0.0982198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L,0</text:p>
          </table:table-cell>
          <table:table-cell office:value-type="float" office:value="-0.0982151" calcext:value-type="float">
            <text:p>-0.0982151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L, r,P</text:p>
          </table:table-cell>
          <table:table-cell office:value-type="float" office:value="-0.09820568" calcext:value-type="float">
            <text:p>-0.0982056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C</text:p>
          </table:table-cell>
          <table:table-cell office:value-type="float" office:value="-0.0981994" calcext:value-type="float">
            <text:p>-0.0981994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F, r,P</text:p>
          </table:table-cell>
          <table:table-cell office:value-type="float" office:value="-0.09819155" calcext:value-type="float">
            <text:p>-0.0981915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F,0</text:p>
          </table:table-cell>
          <table:table-cell office:value-type="float" office:value="-0.09818056" calcext:value-type="float">
            <text:p>-0.09818056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F, L,P</text:p>
          </table:table-cell>
          <table:table-cell office:value-type="float" office:value="-0.09817428" calcext:value-type="float">
            <text:p>-0.0981742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F, L,C</text:p>
          </table:table-cell>
          <table:table-cell office:value-type="float" office:value="-0.09816957" calcext:value-type="float">
            <text:p>-0.09816957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F, L,0</text:p>
          </table:table-cell>
          <table:table-cell office:value-type="float" office:value="-0.09816329" calcext:value-type="float">
            <text:p>-0.09816329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F,C</text:p>
          </table:table-cell>
          <table:table-cell office:value-type="float" office:value="-0.09815701" calcext:value-type="float">
            <text:p>-0.09815701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F, F,0</text:p>
          </table:table-cell>
          <table:table-cell office:value-type="float" office:value="-0.09814916" calcext:value-type="float">
            <text:p>-0.0981491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F, F, F,C</text:p>
          </table:table-cell>
          <table:table-cell office:value-type="float" office:value="-0.09813974" calcext:value-type="float">
            <text:p>-0.0981397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P</text:p>
          </table:table-cell>
          <table:table-cell office:value-type="float" office:value="-0.09812561" calcext:value-type="float">
            <text:p>-0.09812561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R,P</text:p>
          </table:table-cell>
          <table:table-cell office:value-type="float" office:value="-0.09812561" calcext:value-type="float">
            <text:p>-0.09812561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R, R, R,P</text:p>
          </table:table-cell>
          <table:table-cell office:value-type="float" office:value="-0.09812561" calcext:value-type="float">
            <text:p>-0.09812561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L, R, R,P</text:p>
          </table:table-cell>
          <table:table-cell office:value-type="float" office:value="-0.09812561" calcext:value-type="float">
            <text:p>-0.09812561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0</text:p>
          </table:table-cell>
          <table:table-cell office:value-type="float" office:value="-0.09787127" calcext:value-type="float">
            <text:p>-0.09787127</text:p>
          </table:table-cell>
          <table:table-cell office:value-type="string" calcext:value-type="string">
            <text:p>PREZERO after 5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r,P</text:p>
          </table:table-cell>
          <table:table-cell office:value-type="float" office:value="-0.09733276" calcext:value-type="float">
            <text:p>-0.09733276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r, F,P</text:p>
          </table:table-cell>
          <table:table-cell office:value-type="float" office:value="-0.09733276" calcext:value-type="float">
            <text:p>-0.09733276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r, F, F, F,P</text:p>
          </table:table-cell>
          <table:table-cell office:value-type="float" office:value="-0.09733276" calcext:value-type="float">
            <text:p>-0.0973327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r, F, F,P</text:p>
          </table:table-cell>
          <table:table-cell office:value-type="float" office:value="-0.09733276" calcext:value-type="float">
            <text:p>-0.09733276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r, F, F, F,C</text:p>
          </table:table-cell>
          <table:table-cell office:value-type="float" office:value="-0.09724327" calcext:value-type="float">
            <text:p>-0.09724327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r, F, F, F,0</text:p>
          </table:table-cell>
          <table:table-cell office:value-type="float" office:value="-0.09714907" calcext:value-type="float">
            <text:p>-0.09714907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L, r, F, F,C</text:p>
          </table:table-cell>
          <table:table-cell office:value-type="float" office:value="-0.09697794" calcext:value-type="float">
            <text:p>-0.09697794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, r, F, F,C</text:p>
          </table:table-cell>
          <table:table-cell table:style-name="ce1" office:value-type="float" office:value="-0.0969434" calcext:value-type="float">
            <text:p>-0.0969434</text:p>
          </table:table-cell>
          <table:table-cell table:style-name="ce1" office:value-type="string" calcext:value-type="string">
            <text:p>Period 4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r, F, F,C</text:p>
          </table:table-cell>
          <table:table-cell office:value-type="float" office:value="-0.0969434" calcext:value-type="float">
            <text:p>-0.0969434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r, F, F, F,0</text:p>
          </table:table-cell>
          <table:table-cell office:value-type="float" office:value="-0.09676599" calcext:value-type="float">
            <text:p>-0.09676599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r, F, F, F,C</text:p>
          </table:table-cell>
          <table:table-cell office:value-type="float" office:value="-0.09666394" calcext:value-type="float">
            <text:p>-0.0966639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r,P</text:p>
          </table:table-cell>
          <table:table-cell office:value-type="float" office:value="-0.09656189" calcext:value-type="float">
            <text:p>-0.09656189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r, R,P</text:p>
          </table:table-cell>
          <table:table-cell office:value-type="float" office:value="-0.09656189" calcext:value-type="float">
            <text:p>-0.09656189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r, R, R, R,P</text:p>
          </table:table-cell>
          <table:table-cell office:value-type="float" office:value="-0.09656189" calcext:value-type="float">
            <text:p>-0.0965618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r, R, R,P</text:p>
          </table:table-cell>
          <table:table-cell office:value-type="float" office:value="-0.09656189" calcext:value-type="float">
            <text:p>-0.09656189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, r, F, F, F,0</text:p>
          </table:table-cell>
          <table:table-cell table:style-name="ce1" office:value-type="float" office:value="-0.09587266" calcext:value-type="float">
            <text:p>-0.09587266</text:p>
          </table:table-cell>
          <table:table-cell table:style-name="ce1" office:value-type="string" calcext:value-type="string">
            <text:p>PREZERO after 5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P</text:p>
          </table:table-cell>
          <table:table-cell office:value-type="float" office:value="-0.09548644" calcext:value-type="float">
            <text:p>-0.09548644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P</text:p>
          </table:table-cell>
          <table:table-cell office:value-type="float" office:value="-0.09548644" calcext:value-type="float">
            <text:p>-0.09548644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F, F,P</text:p>
          </table:table-cell>
          <table:table-cell office:value-type="float" office:value="-0.09548644" calcext:value-type="float">
            <text:p>-0.0954864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F,P</text:p>
          </table:table-cell>
          <table:table-cell office:value-type="float" office:value="-0.09548644" calcext:value-type="float">
            <text:p>-0.09548644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F, F,C</text:p>
          </table:table-cell>
          <table:table-cell office:value-type="float" office:value="-0.09546446" calcext:value-type="float">
            <text:p>-0.09546446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F, F,0</text:p>
          </table:table-cell>
          <table:table-cell office:value-type="float" office:value="-0.09544719" calcext:value-type="float">
            <text:p>-0.09544719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F,C</text:p>
          </table:table-cell>
          <table:table-cell office:value-type="float" office:value="-0.0954362" calcext:value-type="float">
            <text:p>-0.0954362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F, L,0</text:p>
          </table:table-cell>
          <table:table-cell office:value-type="float" office:value="-0.09542521" calcext:value-type="float">
            <text:p>-0.09542521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F, L,C</text:p>
          </table:table-cell>
          <table:table-cell office:value-type="float" office:value="-0.09541579" calcext:value-type="float">
            <text:p>-0.0954157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F, L,P</text:p>
          </table:table-cell>
          <table:table-cell office:value-type="float" office:value="-0.09540794" calcext:value-type="float">
            <text:p>-0.0954079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F,0</text:p>
          </table:table-cell>
          <table:table-cell office:value-type="float" office:value="-0.09539695" calcext:value-type="float">
            <text:p>-0.09539695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F, r,P</text:p>
          </table:table-cell>
          <table:table-cell office:value-type="float" office:value="-0.09537497" calcext:value-type="float">
            <text:p>-0.0953749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C</text:p>
          </table:table-cell>
          <table:table-cell office:value-type="float" office:value="-0.09536712" calcext:value-type="float">
            <text:p>-0.09536712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L, r,P</text:p>
          </table:table-cell>
          <table:table-cell office:value-type="float" office:value="-0.0953577" calcext:value-type="float">
            <text:p>-0.095357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L,0</text:p>
          </table:table-cell>
          <table:table-cell office:value-type="float" office:value="-0.09534043" calcext:value-type="float">
            <text:p>-0.09534043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L, L,P</text:p>
          </table:table-cell>
          <table:table-cell office:value-type="float" office:value="-0.09533258" calcext:value-type="float">
            <text:p>-0.0953325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L, L,C</text:p>
          </table:table-cell>
          <table:table-cell office:value-type="float" office:value="-0.0953263" calcext:value-type="float">
            <text:p>-0.0953263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L, L,0</text:p>
          </table:table-cell>
          <table:table-cell office:value-type="float" office:value="-0.09532002" calcext:value-type="float">
            <text:p>-0.09532002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L,C</text:p>
          </table:table-cell>
          <table:table-cell office:value-type="float" office:value="-0.09531374" calcext:value-type="float">
            <text:p>-0.09531374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L, F,0</text:p>
          </table:table-cell>
          <table:table-cell office:value-type="float" office:value="-0.09530746" calcext:value-type="float">
            <text:p>-0.0953074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L, F,C</text:p>
          </table:table-cell>
          <table:table-cell office:value-type="float" office:value="-0.09529961" calcext:value-type="float">
            <text:p>-0.0952996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L, R,P</text:p>
          </table:table-cell>
          <table:table-cell office:value-type="float" office:value="-0.09529176" calcext:value-type="float">
            <text:p>-0.09529176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L,P</text:p>
          </table:table-cell>
          <table:table-cell office:value-type="float" office:value="-0.09529176" calcext:value-type="float">
            <text:p>-0.09529176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0</text:p>
          </table:table-cell>
          <table:table-cell office:value-type="float" office:value="-0.09526193" calcext:value-type="float">
            <text:p>-0.09526193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r, F,P</text:p>
          </table:table-cell>
          <table:table-cell office:value-type="float" office:value="-0.0952007" calcext:value-type="float">
            <text:p>-0.095200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F, r,P</text:p>
          </table:table-cell>
          <table:table-cell office:value-type="float" office:value="-0.0952007" calcext:value-type="float">
            <text:p>-0.0952007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C</text:p>
          </table:table-cell>
          <table:table-cell office:value-type="float" office:value="-0.09517401" calcext:value-type="float">
            <text:p>-0.09517401</text:p>
          </table:table-cell>
          <table:table-cell office:value-type="string" calcext:value-type="string">
            <text:p>Period 6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r, R,P</text:p>
          </table:table-cell>
          <table:table-cell office:value-type="float" office:value="-0.09514889" calcext:value-type="float">
            <text:p>-0.0951488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r,P</text:p>
          </table:table-cell>
          <table:table-cell office:value-type="float" office:value="-0.09514889" calcext:value-type="float">
            <text:p>-0.09514889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0</text:p>
          </table:table-cell>
          <table:table-cell office:value-type="float" office:value="-0.09509237" calcext:value-type="float">
            <text:p>-0.09509237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L, F,P</text:p>
          </table:table-cell>
          <table:table-cell office:value-type="float" office:value="-0.09506568" calcext:value-type="float">
            <text:p>-0.0950656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L,P</text:p>
          </table:table-cell>
          <table:table-cell office:value-type="float" office:value="-0.09506568" calcext:value-type="float">
            <text:p>-0.09506568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L, F,C</text:p>
          </table:table-cell>
          <table:table-cell office:value-type="float" office:value="-0.09505783" calcext:value-type="float">
            <text:p>-0.09505783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L, F,0</text:p>
          </table:table-cell>
          <table:table-cell office:value-type="float" office:value="-0.09505155" calcext:value-type="float">
            <text:p>-0.09505155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L,C</text:p>
          </table:table-cell>
          <table:table-cell office:value-type="float" office:value="-0.09504684" calcext:value-type="float">
            <text:p>-0.09504684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L, L,0</text:p>
          </table:table-cell>
          <table:table-cell office:value-type="float" office:value="-0.09504056" calcext:value-type="float">
            <text:p>-0.0950405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L, L,C</text:p>
          </table:table-cell>
          <table:table-cell office:value-type="float" office:value="-0.09503585" calcext:value-type="float">
            <text:p>-0.09503585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L, L,P</text:p>
          </table:table-cell>
          <table:table-cell office:value-type="float" office:value="-0.09503114" calcext:value-type="float">
            <text:p>-0.0950311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L,0</text:p>
          </table:table-cell>
          <table:table-cell office:value-type="float" office:value="-0.09502486" calcext:value-type="float">
            <text:p>-0.09502486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L, r,P</text:p>
          </table:table-cell>
          <table:table-cell office:value-type="float" office:value="-0.09501073" calcext:value-type="float">
            <text:p>-0.09501073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C</text:p>
          </table:table-cell>
          <table:table-cell office:value-type="float" office:value="-0.09500445" calcext:value-type="float">
            <text:p>-0.09500445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F, r,P</text:p>
          </table:table-cell>
          <table:table-cell office:value-type="float" office:value="-0.09499817" calcext:value-type="float">
            <text:p>-0.0949981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F,0</text:p>
          </table:table-cell>
          <table:table-cell office:value-type="float" office:value="-0.09498247" calcext:value-type="float">
            <text:p>-0.09498247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F, L,P</text:p>
          </table:table-cell>
          <table:table-cell office:value-type="float" office:value="-0.09497462" calcext:value-type="float">
            <text:p>-0.0949746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F, L,C</text:p>
          </table:table-cell>
          <table:table-cell office:value-type="float" office:value="-0.09496834" calcext:value-type="float">
            <text:p>-0.0949683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F, L,0</text:p>
          </table:table-cell>
          <table:table-cell office:value-type="float" office:value="-0.09496206" calcext:value-type="float">
            <text:p>-0.0949620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F,C</text:p>
          </table:table-cell>
          <table:table-cell office:value-type="float" office:value="-0.09495421" calcext:value-type="float">
            <text:p>-0.09495421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F, F,0</text:p>
          </table:table-cell>
          <table:table-cell office:value-type="float" office:value="-0.09494636" calcext:value-type="float">
            <text:p>-0.09494636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F, F,C</text:p>
          </table:table-cell>
          <table:table-cell office:value-type="float" office:value="-0.09493537" calcext:value-type="float">
            <text:p>-0.09493537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P</text:p>
          </table:table-cell>
          <table:table-cell office:value-type="float" office:value="-0.09492124" calcext:value-type="float">
            <text:p>-0.09492124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R, R,P</text:p>
          </table:table-cell>
          <table:table-cell office:value-type="float" office:value="-0.09492124" calcext:value-type="float">
            <text:p>-0.0949212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L, R,P</text:p>
          </table:table-cell>
          <table:table-cell office:value-type="float" office:value="-0.09492124" calcext:value-type="float">
            <text:p>-0.09492124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0</text:p>
          </table:table-cell>
          <table:table-cell office:value-type="float" office:value="-0.09480663" calcext:value-type="float">
            <text:p>-0.09480663</text:p>
          </table:table-cell>
          <table:table-cell office:value-type="string" calcext:value-type="string">
            <text:p>PREZERO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r,P</text:p>
          </table:table-cell>
          <table:table-cell office:value-type="float" office:value="-0.09453502" calcext:value-type="float">
            <text:p>-0.09453502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r, F, F,P</text:p>
          </table:table-cell>
          <table:table-cell office:value-type="float" office:value="-0.09453502" calcext:value-type="float">
            <text:p>-0.0945350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L, r, F,P</text:p>
          </table:table-cell>
          <table:table-cell office:value-type="float" office:value="-0.09453502" calcext:value-type="float">
            <text:p>-0.09453502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, r, F, F, F,C</text:p>
          </table:table-cell>
          <table:table-cell table:style-name="ce1" office:value-type="float" office:value="-0.09442355" calcext:value-type="float">
            <text:p>-0.09442355</text:p>
          </table:table-cell>
          <table:table-cell table:style-name="ce1" office:value-type="string" calcext:value-type="string">
            <text:p>Period 5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r,P</text:p>
          </table:table-cell>
          <table:table-cell office:value-type="float" office:value="-0.09431208" calcext:value-type="float">
            <text:p>-0.09431208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r, R, R,P</text:p>
          </table:table-cell>
          <table:table-cell office:value-type="float" office:value="-0.09431208" calcext:value-type="float">
            <text:p>-0.0943120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r, R,P</text:p>
          </table:table-cell>
          <table:table-cell office:value-type="float" office:value="-0.09431208" calcext:value-type="float">
            <text:p>-0.09431208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, r, F, F, F, F,0</text:p>
          </table:table-cell>
          <table:table-cell table:style-name="ce1" office:value-type="float" office:value="-0.09397139" calcext:value-type="float">
            <text:p>-0.09397139</text:p>
          </table:table-cell>
          <table:table-cell table:style-name="ce1" office:value-type="string" calcext:value-type="string">
            <text:p>PREZERO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P</text:p>
          </table:table-cell>
          <table:table-cell office:value-type="float" office:value="-0.09379712" calcext:value-type="float">
            <text:p>-0.09379712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F, F,P</text:p>
          </table:table-cell>
          <table:table-cell office:value-type="float" office:value="-0.09379712" calcext:value-type="float">
            <text:p>-0.0937971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F,P</text:p>
          </table:table-cell>
          <table:table-cell office:value-type="float" office:value="-0.09379712" calcext:value-type="float">
            <text:p>-0.09379712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F, F,C</text:p>
          </table:table-cell>
          <table:table-cell office:value-type="float" office:value="-0.09377514" calcext:value-type="float">
            <text:p>-0.0937751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F, F,0</text:p>
          </table:table-cell>
          <table:table-cell office:value-type="float" office:value="-0.0937563" calcext:value-type="float">
            <text:p>-0.0937563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F,C</text:p>
          </table:table-cell>
          <table:table-cell office:value-type="float" office:value="-0.09374374" calcext:value-type="float">
            <text:p>-0.09374374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F, L,0</text:p>
          </table:table-cell>
          <table:table-cell office:value-type="float" office:value="-0.09373118" calcext:value-type="float">
            <text:p>-0.09373118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F, L,C</text:p>
          </table:table-cell>
          <table:table-cell office:value-type="float" office:value="-0.09372019" calcext:value-type="float">
            <text:p>-0.0937201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F, L,P</text:p>
          </table:table-cell>
          <table:table-cell office:value-type="float" office:value="-0.0937092" calcext:value-type="float">
            <text:p>-0.093709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F,0</text:p>
          </table:table-cell>
          <table:table-cell office:value-type="float" office:value="-0.09369507" calcext:value-type="float">
            <text:p>-0.09369507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F, r,P</text:p>
          </table:table-cell>
          <table:table-cell office:value-type="float" office:value="-0.09366524" calcext:value-type="float">
            <text:p>-0.0936652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C</text:p>
          </table:table-cell>
          <table:table-cell office:value-type="float" office:value="-0.09365739" calcext:value-type="float">
            <text:p>-0.09365739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L, r,P</text:p>
          </table:table-cell>
          <table:table-cell office:value-type="float" office:value="-0.09364954" calcext:value-type="float">
            <text:p>-0.0936495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L,0</text:p>
          </table:table-cell>
          <table:table-cell office:value-type="float" office:value="-0.09362128" calcext:value-type="float">
            <text:p>-0.09362128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L, L,P</text:p>
          </table:table-cell>
          <table:table-cell office:value-type="float" office:value="-0.09360872" calcext:value-type="float">
            <text:p>-0.0936087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L, L,C</text:p>
          </table:table-cell>
          <table:table-cell office:value-type="float" office:value="-0.0935993" calcext:value-type="float">
            <text:p>-0.0935993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L, L,0</text:p>
          </table:table-cell>
          <table:table-cell office:value-type="float" office:value="-0.09358988" calcext:value-type="float">
            <text:p>-0.09358988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L,C</text:p>
          </table:table-cell>
          <table:table-cell office:value-type="float" office:value="-0.09358046" calcext:value-type="float">
            <text:p>-0.09358046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L, F,0</text:p>
          </table:table-cell>
          <table:table-cell office:value-type="float" office:value="-0.09357104" calcext:value-type="float">
            <text:p>-0.09357104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L, F,C</text:p>
          </table:table-cell>
          <table:table-cell office:value-type="float" office:value="-0.09355848" calcext:value-type="float">
            <text:p>-0.09355848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L, R,P</text:p>
          </table:table-cell>
          <table:table-cell office:value-type="float" office:value="-0.09354278" calcext:value-type="float">
            <text:p>-0.0935427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L,P</text:p>
          </table:table-cell>
          <table:table-cell office:value-type="float" office:value="-0.09354278" calcext:value-type="float">
            <text:p>-0.09354278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0</text:p>
          </table:table-cell>
          <table:table-cell office:value-type="float" office:value="-0.09349097" calcext:value-type="float">
            <text:p>-0.09349097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r, F,P</text:p>
          </table:table-cell>
          <table:table-cell office:value-type="float" office:value="-0.09335595" calcext:value-type="float">
            <text:p>-0.09335595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L, r,P</text:p>
          </table:table-cell>
          <table:table-cell office:value-type="float" office:value="-0.09335595" calcext:value-type="float">
            <text:p>-0.09335595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, r, F, F, F, F,C</text:p>
          </table:table-cell>
          <table:table-cell table:style-name="ce1" office:value-type="float" office:value="-0.09332141" calcext:value-type="float">
            <text:p>-0.09332141</text:p>
          </table:table-cell>
          <table:table-cell table:style-name="ce1" office:value-type="string" calcext:value-type="string">
            <text:p>Period 6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r, R,P</text:p>
          </table:table-cell>
          <table:table-cell office:value-type="float" office:value="-0.09328844" calcext:value-type="float">
            <text:p>-0.0932884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r,P</text:p>
          </table:table-cell>
          <table:table-cell office:value-type="float" office:value="-0.09328844" calcext:value-type="float">
            <text:p>-0.09328844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0</text:p>
          </table:table-cell>
          <table:table-cell office:value-type="float" office:value="-0.09312202" calcext:value-type="float">
            <text:p>-0.09312202</text:p>
          </table:table-cell>
          <table:table-cell office:value-type="string" calcext:value-type="string">
            <text:p>PREZERO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L, F,P</text:p>
          </table:table-cell>
          <table:table-cell office:value-type="float" office:value="-0.09304352" calcext:value-type="float">
            <text:p>-0.09304352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L,P</text:p>
          </table:table-cell>
          <table:table-cell office:value-type="float" office:value="-0.09304352" calcext:value-type="float">
            <text:p>-0.09304352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L, F,C</text:p>
          </table:table-cell>
          <table:table-cell office:value-type="float" office:value="-0.0930184" calcext:value-type="float">
            <text:p>-0.0930184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L, F,0</text:p>
          </table:table-cell>
          <table:table-cell office:value-type="float" office:value="-0.09299642" calcext:value-type="float">
            <text:p>-0.09299642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L,C</text:p>
          </table:table-cell>
          <table:table-cell office:value-type="float" office:value="-0.09297915" calcext:value-type="float">
            <text:p>-0.09297915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L, L,0</text:p>
          </table:table-cell>
          <table:table-cell office:value-type="float" office:value="-0.09296188" calcext:value-type="float">
            <text:p>-0.09296188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L, L,C</text:p>
          </table:table-cell>
          <table:table-cell office:value-type="float" office:value="-0.09294461" calcext:value-type="float">
            <text:p>-0.09294461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L, L,P</text:p>
          </table:table-cell>
          <table:table-cell office:value-type="float" office:value="-0.09292734" calcext:value-type="float">
            <text:p>-0.09292734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L,0</text:p>
          </table:table-cell>
          <table:table-cell office:value-type="float" office:value="-0.09290222" calcext:value-type="float">
            <text:p>-0.09290222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L, r,P</text:p>
          </table:table-cell>
          <table:table-cell office:value-type="float" office:value="-0.09283628" calcext:value-type="float">
            <text:p>-0.09283628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C</text:p>
          </table:table-cell>
          <table:table-cell office:value-type="float" office:value="-0.09282686" calcext:value-type="float">
            <text:p>-0.09282686</text:p>
          </table:table-cell>
          <table:table-cell office:value-type="string" calcext:value-type="string">
            <text:p>Period 7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F, r,P</text:p>
          </table:table-cell>
          <table:table-cell office:value-type="float" office:value="-0.09281587" calcext:value-type="float">
            <text:p>-0.0928158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F,0</text:p>
          </table:table-cell>
          <table:table-cell office:value-type="float" office:value="-0.0927358" calcext:value-type="float">
            <text:p>-0.0927358</text:p>
          </table:table-cell>
          <table:table-cell office:value-type="string" calcext:value-type="string">
            <text:p>PREZERO after 8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F, L,P</text:p>
          </table:table-cell>
          <table:table-cell office:value-type="float" office:value="-0.09269969" calcext:value-type="float">
            <text:p>-0.09269969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F, L,C</text:p>
          </table:table-cell>
          <table:table-cell office:value-type="float" office:value="-0.09266986" calcext:value-type="float">
            <text:p>-0.09266986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F, L,0</text:p>
          </table:table-cell>
          <table:table-cell office:value-type="float" office:value="-0.09263532" calcext:value-type="float">
            <text:p>-0.09263532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F,C</text:p>
          </table:table-cell>
          <table:table-cell office:value-type="float" office:value="-0.09259921" calcext:value-type="float">
            <text:p>-0.09259921</text:p>
          </table:table-cell>
          <table:table-cell office:value-type="string" calcext:value-type="string">
            <text:p>Period 8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F, F,0</text:p>
          </table:table-cell>
          <table:table-cell office:value-type="float" office:value="-0.09255839" calcext:value-type="float">
            <text:p>-0.09255839</text:p>
          </table:table-cell>
          <table:table-cell office:value-type="string" calcext:value-type="string">
            <text:p>PREZERO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F, F, F, F, F, F, F,C</text:p>
          </table:table-cell>
          <table:table-cell office:value-type="float" office:value="-0.09249559" calcext:value-type="float">
            <text:p>-0.09249559</text:p>
          </table:table-cell>
          <table:table-cell office:value-type="string" calcext:value-type="string">
            <text:p>Period 9 or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R, R, R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6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R, R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5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R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4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3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2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R, R, R, R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7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R, R, R, R, R, R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9 ite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, r, R, R, R, R, R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8 iterates</text:p>
          </table:table-cell>
          <table:table-cell table:number-columns-repeated="1021"/>
        </table:table-row>
        <table:table-row table:style-name="ro1" table:number-rows-repeated="10478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77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5T22:02:51.879822896</dc:date>
    <meta:generator>LibreOffice/4.2.7.2$Linux_X86_64 LibreOffice_project/420m0$Build-2</meta:generator>
    <meta:print-date>2015-04-15T20:43:33.299380104</meta:print-date>
    <meta:editing-duration>P0D</meta:editing-duration>
    <meta:editing-cycles>1</meta:editing-cycles>
    <meta:document-statistic meta:table-count="1" meta:cell-count="2309" meta:object-count="0"/>
  </office:meta>
</office:document-meta>
</file>